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8in"/>
    </style:style>
    <style:style style:name="co2" style:family="table-column">
      <style:table-column-properties fo:break-before="auto" style:column-width="2.9346in"/>
    </style:style>
    <style:style style:name="co3" style:family="table-column">
      <style:table-column-properties fo:break-before="auto" style:column-width="2.0508in"/>
    </style:style>
    <style:style style:name="co4" style:family="table-column">
      <style:table-column-properties fo:break-before="auto" style:column-width="0.6925in"/>
    </style:style>
    <style:style style:name="co5" style:family="table-column">
      <style:table-column-properties fo:break-before="auto" style:column-width="0.1457in"/>
    </style:style>
    <style:style style:name="co6" style:family="table-column">
      <style:table-column-properties fo:break-before="auto" style:column-width="0.228in"/>
    </style:style>
    <style:style style:name="co7" style:family="table-column">
      <style:table-column-properties fo:break-before="auto" style:column-width="0.1728in"/>
    </style:style>
    <style:style style:name="co8" style:family="table-column">
      <style:table-column-properties fo:break-before="auto" style:column-width="0.2091in"/>
    </style:style>
    <style:style style:name="co9" style:family="table-column">
      <style:table-column-properties fo:break-before="auto" style:column-width="0.8382in"/>
    </style:style>
    <style:style style:name="co10" style:family="table-column">
      <style:table-column-properties fo:break-before="auto" style:column-width="0.4736in"/>
    </style:style>
    <style:style style:name="co11" style:family="table-column">
      <style:table-column-properties fo:break-before="auto" style:column-width="3.3457in"/>
    </style:style>
    <style:style style:name="co12" style:family="table-column">
      <style:table-column-properties fo:break-before="auto" style:column-width="2.5709in"/>
    </style:style>
    <style:style style:name="co13" style:family="table-column">
      <style:table-column-properties fo:break-before="auto" style:column-width="2.498in"/>
    </style:style>
    <style:style style:name="co14" style:family="table-column">
      <style:table-column-properties fo:break-before="auto" style:column-width="2.4429in"/>
    </style:style>
    <style:style style:name="co15" style:family="table-column">
      <style:table-column-properties fo:break-before="auto" style:column-width="1.2862in"/>
    </style:style>
    <style:style style:name="co16" style:family="table-column">
      <style:table-column-properties fo:break-before="auto" style:column-width="0.8744in"/>
    </style:style>
    <style:style style:name="ro1" style:family="table-row">
      <style:table-row-properties style:row-height="0.1835in" fo:break-before="auto" style:use-optimal-row-height="false"/>
    </style:style>
    <style:style style:name="ro2" style:family="table-row">
      <style:table-row-properties style:row-height="1.2665in" fo:break-before="auto" style:use-optimal-row-height="true"/>
    </style:style>
    <style:style style:name="ro3" style:family="table-row">
      <style:table-row-properties style:row-height="0.1744in" fo:break-before="auto" style:use-optimal-row-height="true"/>
    </style:style>
    <style:style style:name="ro4" style:family="table-row">
      <style:table-row-properties style:row-height="1.7717in" fo:break-before="auto" style:use-optimal-row-height="false"/>
    </style:style>
    <style:style style:name="ro5" style:family="table-row">
      <style:table-row-properties style:row-height="0.5047in" fo:break-before="auto" style:use-optimal-row-height="false"/>
    </style:style>
    <style:style style:name="ro6" style:family="table-row">
      <style:table-row-properties style:row-height="1.202in" fo:break-before="auto" style:use-optimal-row-height="false"/>
    </style:style>
    <style:style style:name="ro7" style:family="table-row">
      <style:table-row-properties style:row-height="0.3299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7984in" fo:break-before="auto" style:use-optimal-row-height="true"/>
    </style:style>
    <style:style style:name="ro10" style:family="table-row">
      <style:table-row-properties style:row-height="0.4862in" fo:break-before="auto" style:use-optimal-row-height="true"/>
    </style:style>
    <style:style style:name="ro11" style:family="table-row">
      <style:table-row-properties style:row-height="0.9543in" fo:break-before="auto" style:use-optimal-row-height="true"/>
    </style:style>
    <style:style style:name="ro12" style:family="table-row">
      <style:table-row-properties style:row-height="0.5228in" fo:break-before="auto" style:use-optimal-row-height="false"/>
    </style:style>
    <style:style style:name="ro13" style:family="table-row">
      <style:table-row-properties style:row-height="1.1102in" fo:break-before="auto" style:use-optimal-row-height="true"/>
    </style:style>
    <style:style style:name="ro14" style:family="table-row">
      <style:table-row-properties style:row-height="1.5783in" fo:break-before="auto" style:use-optimal-row-height="true"/>
    </style:style>
    <style:style style:name="ro15" style:family="table-row">
      <style:table-row-properties style:row-height="1.422in" fo:break-before="auto" style:use-optimal-row-height="true"/>
    </style:style>
    <style:style style:name="ro16" style:family="table-row">
      <style:table-row-properties style:row-height="1.8909in" fo:break-before="auto" style:use-optimal-row-height="true"/>
    </style:style>
    <style:style style:name="ta1" style:family="table" style:master-page-name="PageStyle_5f_Test_20_Cases">
      <style:table-properties table:display="true" style:writing-mode="lr-tb"/>
    </style:style>
    <number:date-style style:name="N8037" number:language="en" number:automatic-order="true">
      <number:month number:style="long"/>
      <number:text>/</number:text>
      <number:day number:style="long"/>
      <number:text>/</number:text>
      <number:year/>
    </number:date-style>
    <style:style style:name="ce1" style:family="table-cell" style:parent-style-name="Excel_20_Built-in_20_Normal">
      <style:table-cell-properties fo:background-color="#cc99cc"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20_Built-in_20_Normal">
      <style:table-cell-properties fo:border-bottom="0.0138in solid #000000" fo:background-color="#4b1f6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5" style:base-cell-address="'Test Cases'.A1"/>
    </style:style>
    <style:style style:name="ce4"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8" style:base-cell-address="'Test Cases'.A1"/>
    </style:style>
    <style:style style:name="ce5"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5" style:base-cell-address="'Test Cases'.A1"/>
    </style:style>
    <style:style style:name="ce6"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 style:base-cell-address="'Test Cases'.A1"/>
    </style:style>
    <style:style style:name="ce7"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3" style:base-cell-address="'Test Cases'.A1"/>
    </style:style>
    <style:style style:name="ce8"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1" style:base-cell-address="'Test Cases'.A1"/>
    </style:style>
    <style:style style:name="ce9" style:family="table-cell" style:parent-style-name="Excel_20_Built-in_20_Normal" style:data-style-name="N8037">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1" style:base-cell-address="'Test Cases'.A1"/>
    </style:style>
    <style:style style:name="ce10"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7" style:base-cell-address="'Test Cases'.A1"/>
    </style:style>
    <style:style style:name="ce11" style:family="table-cell" style:parent-style-name="Excel_20_Built-in_20_Normal" style:data-style-name="N8000">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1" style:base-cell-address="'Test Cases'.A1"/>
    </style:style>
    <style:style style:name="ce12"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9" style:base-cell-address="'Test Cases'.A1"/>
    </style:style>
    <style:style style:name="ce13"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5" style:base-cell-address="'Test Cases'.A1"/>
    </style:style>
    <style:style style:name="ce14"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3" style:base-cell-address="'Test Cases'.A1"/>
    </style:style>
    <style:style style:name="ce15"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1" style:base-cell-address="'Test Cases'.A1"/>
    </style:style>
    <style:style style:name="ce16"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style:font-name="Arial"/>
    </style:style>
    <style:style style:name="ce17" style:family="table-cell" style:parent-style-name="Excel_20_Built-in_20_Normal">
      <style:table-cell-properties fo:background-color="#cc99cc"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font-name="Arial"/>
    </style:style>
    <style:style style:name="ce18" style:family="table-cell" style:parent-style-name="Excel_20_Built-in_20_Normal">
      <style:table-cell-properties fo:border-bottom="0.0138in solid #000000" fo:background-color="#4b1f6f" style:diagonal-bl-tr="none" style:diagonal-tl-br="none" style:text-align-source="fix" style:repeat-content="false" fo:wrap-option="wrap" fo:border-left="0.0138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14" style:base-cell-address="'Test Cases'.A1"/>
    </style:style>
    <style:style style:name="ce20"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font-name="Arial"/>
      <style:map style:condition="is-true-formula([.$I1] = &quot;&gt;TestStep&quot;)" style:apply-style-name="ConditionalStyle_5f_31" style:base-cell-address="'Test Cases'.A1"/>
    </style:style>
    <style:style style:name="ce21"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5" style:base-cell-address="'Test Cases'.A1"/>
    </style:style>
    <style:style style:name="ce22"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8" style:base-cell-address="'Test Cases'.A1"/>
    </style:style>
    <style:style style:name="ce23"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5" style:base-cell-address="'Test Cases'.A1"/>
    </style:style>
    <style:style style:name="ce24"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 style:base-cell-address="'Test Cases'.A1"/>
    </style:style>
    <style:style style:name="ce25"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1" style:base-cell-address="'Test Cases'.A1"/>
    </style:style>
    <style:style style:name="ce26"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3" style:base-cell-address="'Test Cases'.A1"/>
    </style:style>
    <style:style style:name="ce27"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7" style:base-cell-address="'Test Cases'.A1"/>
    </style:style>
    <style:style style:name="ce28"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9" style:base-cell-address="'Test Cases'.A1"/>
    </style:style>
    <style:style style:name="ce29"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5" style:base-cell-address="'Test Cases'.A1"/>
    </style:style>
    <style:style style:name="ce30"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3" style:base-cell-address="'Test Cases'.A1"/>
    </style:style>
    <style:style style:name="ce31"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1" style:base-cell-address="'Test Cases'.A1"/>
    </style:style>
    <style:style style:name="ce32" style:family="table-cell" style:parent-style-name="Excel_20_Built-in_20_Normal">
      <style:table-cell-properties fo:background-color="#4b1f6f"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5" style:base-cell-address="'Test Cases'.A1"/>
    </style:style>
    <style:style style:name="ce34"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8" style:base-cell-address="'Test Cases'.A1"/>
    </style:style>
    <style:style style:name="ce35"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5" style:base-cell-address="'Test Cases'.A1"/>
    </style:style>
    <style:style style:name="ce36"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 style:base-cell-address="'Test Cases'.A1"/>
    </style:style>
    <style:style style:name="ce37"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1" style:base-cell-address="'Test Cases'.A1"/>
    </style:style>
    <style:style style:name="ce38"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3" style:base-cell-address="'Test Cases'.A1"/>
    </style:style>
    <style:style style:name="ce39"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7" style:base-cell-address="'Test Cases'.A1"/>
    </style:style>
    <style:style style:name="ce40"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9" style:base-cell-address="'Test Cases'.A1"/>
    </style:style>
    <style:style style:name="ce41"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5" style:base-cell-address="'Test Cases'.A1"/>
    </style:style>
    <style:style style:name="ce42"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3" style:base-cell-address="'Test Cases'.A1"/>
    </style:style>
    <style:style style:name="ce43"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1" style:base-cell-address="'Test Cases'.A1"/>
    </style:style>
    <style:style style:name="ce44"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5" style:base-cell-address="'Test Cases'.A1"/>
    </style:style>
    <style:style style:name="ce45"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8" style:base-cell-address="'Test Cases'.A1"/>
    </style:style>
    <style:style style:name="ce46"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5" style:base-cell-address="'Test Cases'.A1"/>
    </style:style>
    <style:style style:name="ce47"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 style:base-cell-address="'Test Cases'.A1"/>
    </style:style>
    <style:style style:name="ce48"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1" style:base-cell-address="'Test Cases'.A1"/>
    </style:style>
    <style:style style:name="ce49"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33" style:base-cell-address="'Test Cases'.A1"/>
    </style:style>
    <style:style style:name="ce50"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7" style:base-cell-address="'Test Cases'.A1"/>
    </style:style>
    <style:style style:name="ce51"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9" style:base-cell-address="'Test Cases'.A1"/>
    </style:style>
    <style:style style:name="ce52"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5" style:base-cell-address="'Test Cases'.A1"/>
    </style:style>
    <style:style style:name="ce53"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3" style:base-cell-address="'Test Cases'.A1"/>
    </style:style>
    <style:style style:name="ce54" style:family="table-cell" style:parent-style-name="Excel_20_Built-in_20_Normal" style:data-style-name="N118">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 &quot;&gt;TestStep&quot;)" style:apply-style-name="ConditionalStyle_5f_21" style:base-cell-address="'Test Cases'.A1"/>
    </style:style>
    <style:style style:name="ce55" style:family="table-cell" style:parent-style-name="Excel_20_Built-in_20_Normal">
      <style:table-cell-properties fo:border-bottom="none" fo:background-color="#cc99cc"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Excel_20_Built-in_20_Normal">
      <style:table-cell-properties fo:border-bottom="none" fo:background-color="#4b1f6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style>
    <style:style style:name="ce58" style:family="table-cell" style:parent-style-name="Excel_20_Built-in_20_Normal">
      <style:table-cell-properties fo:border-bottom="0.0138in solid #000000" fo:background-color="#4b1f6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36" style:base-cell-address="'Test Cases'.A1"/>
    </style:style>
    <style:style style:name="ce60"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9" style:base-cell-address="'Test Cases'.A1"/>
    </style:style>
    <style:style style:name="ce61"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6" style:base-cell-address="'Test Cases'.A1"/>
    </style:style>
    <style:style style:name="ce62"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3" style:base-cell-address="'Test Cases'.A1"/>
    </style:style>
    <style:style style:name="ce63"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16" style:base-cell-address="'Test Cases'.A1"/>
    </style:style>
    <style:style style:name="ce64"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32" style:base-cell-address="'Test Cases'.A1"/>
    </style:style>
    <style:style style:name="ce65"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34" style:base-cell-address="'Test Cases'.A1"/>
    </style:style>
    <style:style style:name="ce66"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28" style:base-cell-address="'Test Cases'.A1"/>
    </style:style>
    <style:style style:name="ce67"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30" style:base-cell-address="'Test Cases'.A1"/>
    </style:style>
    <style:style style:name="ce68"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26" style:base-cell-address="'Test Cases'.A1"/>
    </style:style>
    <style:style style:name="ce69"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24" style:base-cell-address="'Test Cases'.A1"/>
    </style:style>
    <style:style style:name="ce70"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22" style:base-cell-address="'Test Cases'.A1"/>
    </style:style>
    <style:style style:name="ce71" style:family="table-cell" style:parent-style-name="Excel_20_Built-in_20_Normal">
      <style:table-cell-properties fo:border-bottom="0.0138in solid #000000" fo:background-color="#cc99cc"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7" style:base-cell-address="'Test Cases'.A1"/>
    </style:style>
    <style:style style:name="ce73"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13" style:base-cell-address="'Test Cases'.A1"/>
    </style:style>
    <style:style style:name="ce74"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map style:condition="is-true-formula([.$I1] &lt;&gt; &quot;&gt;TestStep&quot;)" style:apply-style-name="ConditionalStyle_5f_1" style:base-cell-address="'Test Cases'.A1"/>
    </style:style>
    <style:style style:name="ce75" style:family="table-cell" style:parent-style-name="Excel_20_Built-in_20_Normal">
      <style:table-cell-properties fo:border-bottom="0.0138in solid #000000" fo:background-color="#cc99cc"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font-name="Arial"/>
    </style:style>
    <style:style style:name="ce76" style:family="table-cell" style:parent-style-name="Excel_20_Built-in_20_Normal">
      <style:table-cell-properties fo:border-bottom="0.0138in solid #000000" fo:background-color="#cc99cc"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style>
    <style:style style:name="ce77"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36" style:base-cell-address="'Test Cases'.A1"/>
    </style:style>
    <style:style style:name="ce78"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9" style:base-cell-address="'Test Cases'.A1"/>
    </style:style>
    <style:style style:name="ce79"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6" style:base-cell-address="'Test Cases'.A1"/>
    </style:style>
    <style:style style:name="ce80"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3" style:base-cell-address="'Test Cases'.A1"/>
    </style:style>
    <style:style style:name="ce81"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16" style:base-cell-address="'Test Cases'.A1"/>
    </style:style>
    <style:style style:name="ce82"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32" style:base-cell-address="'Test Cases'.A1"/>
    </style:style>
    <style:style style:name="ce83"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34" style:base-cell-address="'Test Cases'.A1"/>
    </style:style>
    <style:style style:name="ce84"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28" style:base-cell-address="'Test Cases'.A1"/>
    </style:style>
    <style:style style:name="ce85" style:family="table-cell" style:parent-style-name="Excel_20_Built-in_20_Normal" style:data-style-name="N8037">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28" style:base-cell-address="'Test Cases'.A1"/>
    </style:style>
    <style:style style:name="ce86" style:family="table-cell" style:parent-style-name="Excel_20_Built-in_20_Normal">
      <style:table-cell-properties fo:background-color="#ff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font-name="Arial"/>
      <style:map style:condition="is-true-formula([.$I1] &lt;&gt; &quot;&gt;TestStep&quot;)" style:apply-style-name="ConditionalStyle_5f_32" style:base-cell-address="'Test Cases'.A1"/>
    </style:style>
    <style:style style:name="ce87" style:family="table-cell" style:parent-style-name="Excel_20_Built-in_20_Normal">
      <style:table-cell-properties fo:background-color="#c5000b"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32" style:base-cell-address="'Test Cases'.A1"/>
    </style:style>
    <style:style style:name="ce88" style:family="table-cell" style:parent-style-name="Default">
      <style:table-cell-properties style:vertical-align="top"/>
    </style:style>
    <style:style style:name="ce89" style:family="table-cell" style:parent-style-name="Excel_20_Built-in_20_Normal">
      <style:table-cell-properties fo:background-color="#00ff66"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32" style:base-cell-address="'Test Cases'.A1"/>
    </style:style>
    <style:style style:name="ce90"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30" style:base-cell-address="'Test Cases'.A1"/>
    </style:style>
    <style:style style:name="ce91"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26" style:base-cell-address="'Test Cases'.A1"/>
    </style:style>
    <style:style style:name="ce92"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24" style:base-cell-address="'Test Cases'.A1"/>
    </style:style>
    <style:style style:name="ce93"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22" style:base-cell-address="'Test Cases'.A1"/>
    </style:style>
    <style:style style:name="ce94" style:family="table-cell" style:parent-style-name="Excel_20_Built-in_20_Normal">
      <style:table-cell-properties fo:background-color="#c5000b"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22" style:base-cell-address="'Test Cases'.A1"/>
    </style:style>
    <style:style style:name="ce95" style:family="table-cell" style:parent-style-name="Excel_20_Built-in_20_Normal">
      <style:table-cell-properties fo:background-color="#579d1c"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font-name="Arial"/>
    </style:style>
    <style:style style:name="ce96" style:family="table-cell" style:parent-style-name="Excel_20_Built-in_20_Normal">
      <style:table-cell-properties fo:background-color="#579d1c"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font-name="Arial"/>
      <style:map style:condition="is-true-formula([.$I1] &lt;&gt; &quot;&gt;TestStep&quot;)" style:apply-style-name="ConditionalStyle_5f_32" style:base-cell-address="'Test Cases'.A1"/>
    </style:style>
    <style:style style:name="ce97"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font-name="Arial"/>
    </style:style>
    <style:style style:name="ce98" style:family="table-cell" style:parent-style-name="Excel_20_Built-in_20_Normal">
      <style:table-cell-properties fo:background-color="#cc99cc" style:text-align-source="fix" style:repeat-content="false" fo:wrap-option="wrap" style:direction="ltr" style:rotation-angle="0" style:rotation-align="none" style:shrink-to-fit="false" style:vertical-align="top"/>
      <style:paragraph-properties fo:text-align="start" fo:margin-left="0in" style:writing-mode="page"/>
      <style:text-properties style:font-name="Arial"/>
    </style:style>
    <style:style style:name="ce99" style:family="table-cell" style:parent-style-name="Excel_20_Built-in_20_Normal">
      <style:table-cell-properties fo:background-color="#4b1f6f"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font-name="Arial"/>
    </style:style>
    <style:style style:name="gr1" style:family="graphic">
      <style:graphic-properties draw:stroke="solid" svg:stroke-width="0in" svg:stroke-color="#000000" draw:marker-start="Fin_20_de_20_línea_20_1" draw:marker-start-width="0.0787in" draw:marker-start-center="false" draw:stroke-linejoin="miter" draw:fill="solid" draw:fill-color="#ffffe1" draw:auto-grow-height="true" draw:auto-grow-width="false" fo:max-width="4.7244in" fo:min-height="7.2571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Fin_20_de_20_línea_20_1" draw:marker-start-width="0.0787in" draw:marker-start-center="false" draw:stroke-linejoin="miter" draw:fill="solid" draw:fill-color="#ffffe1" draw:auto-grow-height="true" draw:auto-grow-width="false" fo:max-width="4.7244in" fo:min-height="0.4933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Fin_20_de_20_línea_20_1" draw:marker-start-width="0.0787in" draw:marker-start-center="false" draw:stroke-linejoin="miter" draw:fill="solid" draw:fill-color="#ffffe1" draw:auto-grow-height="true" draw:auto-grow-width="false" fo:max-width="4.7244in" fo:min-height="0.6697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Fin_20_de_20_línea_20_1" draw:marker-start-width="0.0787in" draw:marker-start-center="false" draw:stroke-linejoin="miter" draw:fill="solid" draw:fill-color="#ffffe1" draw:auto-grow-height="true" draw:auto-grow-width="false" fo:max-width="4.7244in" fo:min-height="0.7185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none" fo:font-style="normal" fo:text-shadow="none" style:text-underline-style="none" fo:font-weight="bold" style:text-underline-mode="continuous" style:text-overline-mode="continuous" style:text-line-through-mode="continuous" style:font-name-asian="Arial Unicode M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8pt" fo:language="en" fo:country="none"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language="en" fo:country="none" fo:font-style="normal" fo:text-shadow="none" style:text-underline-style="none" fo:font-weight="bold" style:text-underline-mode="continuous" style:text-overline-mode="continuous" style:text-line-through-mode="continuous" style:font-name-asian="Arial Unicode M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style:font-pitch="variable" fo:font-size="9pt" fo:language="en" fo:country="none" fo:font-style="normal" fo:text-shadow="none" style:text-underline-style="none" fo:font-weight="normal" style:text-underline-mode="continuous" style:text-overline-mode="continuous" style:text-line-through-mode="continuous" style:font-name-asian="Arial Unicode M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style:font-family-generic="swiss" style:font-pitch="variable" fo:font-size="8pt" fo:language="en" fo:country="none"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style:font-family-generic="swiss" style:font-pitch="variable" fo:font-size="8pt" fo:language="en" fo:country="none"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style:text-underline-style="non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estCase_Priority)" table:allow-empty-cell="true" table:display-list="unsorted" table:base-cell-address="'Test Cases'.D3">
          <table:help-message table:display="true"/>
          <table:error-message table:message-type="stop" table:display="true"/>
        </table:content-validation>
        <table:content-validation table:name="val2" table:condition="of:cell-content-is-whole-number() and cell-content()&gt;0" table:allow-empty-cell="true" table:base-cell-address="'Test Cases'.E3">
          <table:help-message table:display="true"/>
          <table:error-message table:message-type="stop" table:display="true"/>
        </table:content-validation>
        <table:content-validation table:name="val3" table:base-cell-address="'Test Cases'.D3">
          <table:help-message table:display="true"/>
          <table:error-message table:message-type="stop" table:display="true"/>
        </table:content-validation>
        <table:content-validation table:name="val4" table:condition="of:cell-content-is-in-list(TestCase_Type)" table:allow-empty-cell="true" table:display-list="unsorted" table:base-cell-address="'Test Cases'.I3">
          <table:help-message table:display="true"/>
          <table:error-message table:message-type="stop" table:display="true"/>
        </table:content-validation>
      </table:content-validations>
      <table:table table:name="Test Cases"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6"/>
        <table:table-column table:style-name="co11" table:default-cell-style-name="ce16"/>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 table:number-columns-repeated="1008" table:default-cell-style-name="ce16"/>
        <table:table-row table:style-name="ro1">
          <table:table-cell table:style-name="ce1" office:value-type="string" table:number-columns-spanned="8" table:number-rows-spanned="1">
            <text:p>Test Case Data</text:p>
          </table:table-cell>
          <table:covered-table-cell table:number-columns-repeated="7" table:style-name="ce17"/>
          <table:table-cell table:style-name="ce55"/>
          <table:table-cell table:style-name="ce1" office:value-type="string" table:number-columns-spanned="4" table:number-rows-spanned="1">
            <text:p>Test Step Data</text:p>
          </table:table-cell>
          <table:covered-table-cell table:style-name="ce71"/>
          <table:covered-table-cell table:style-name="ce75"/>
          <table:covered-table-cell table:style-name="ce76"/>
          <table:table-cell table:style-name="ce1" office:value-type="string" table:number-columns-spanned="30" table:number-rows-spanned="1">
            <text:p>Custom Properties</text:p>
          </table:table-cell>
          <table:covered-table-cell table:number-columns-repeated="29" table:style-name="ce1"/>
          <table:table-cell table:style-name="ce98" table:number-columns-repeated="981"/>
        </table:table-row>
        <table:table-row table:style-name="ro2">
          <table:table-cell table:style-name="ce2" office:value-type="string">
            <text:p>Test #</text:p>
          </table:table-cell>
          <table:table-cell table:style-name="ce18" office:value-type="string">
            <text:p>Test Case Name</text:p>
          </table:table-cell>
          <table:table-cell table:style-name="ce18" office:value-type="string">
            <text:p>Precondition</text:p>
          </table:table-cell>
          <table:table-cell table:style-name="ce2" office:value-type="string">
            <office:annotation draw:style-name="gr1" draw:text-style-name="P1" svg:width="0.1252in" svg:height="7.3358in" svg:x="4.5091in" svg:y="0.0433in" draw:caption-point-x="1.8437in" draw:caption-point-y="0.1429in">
              <dc:date>2018-02-28T00:00:00</dc:date>
              <text:p text:style-name="P1"><text:span text:style-name="T1">Inflectra Corp:</text:span></text:p>
              <text:p text:style-name="P1"><text:span text:style-name="T2">1 - Critical</text:span></text:p>
              <text:p text:style-name="P1"><text:span text:style-name="T2">2 - High</text:span></text:p>
              <text:p text:style-name="P1"><text:span text:style-name="T2">3 - Medium</text:span></text:p>
              <text:p text:style-name="P1"><text:span text:style-name="T2">4 - Low</text:span></text:p>
            </office:annotation>
            <text:p>Priority</text:p>
          </table:table-cell>
          <table:table-cell table:style-name="ce32" office:value-type="string">
            <office:annotation draw:style-name="gr2" draw:text-style-name="P2" svg:width="4.0272in" svg:height="0.572in" svg:x="6.6488in" svg:y="0.0433in" draw:caption-point-x="-0.1508in" draw:caption-point-y="0.1429in">
              <dc:date>2018-02-28T00:00:00</dc:date>
              <text:p text:style-name="P2"><text:span text:style-name="T3">This should be the ID of the User the test case is assigned-to.</text:span></text:p>
              <text:p text:style-name="P2"><text:span text:style-name="T4">(with the US prefix removed)</text:span></text:p>
              <text:p text:style-name="P2"><text:span text:style-name="T4">e.g. user US00005 would be 5</text:span></text:p>
            </office:annotation>
            <text:p>Owner</text:p>
          </table:table-cell>
          <table:table-cell table:style-name="ce2" office:value-type="string">
            <office:annotation draw:style-name="gr3" draw:text-style-name="P2" svg:width="2.198in" svg:height="0.7484in" svg:x="5.9799in" svg:y="0.0433in" draw:caption-point-x="0.7449in" draw:caption-point-y="0.1429in">
              <dc:date>2018-02-28T00:00:00</dc:date>
              <text:p text:style-name="P2"><text:span text:style-name="T3">This should be a comma-separated list of the IDs of the requirements the test case is covering</text:span></text:p>
              <text:p text:style-name="P2"><text:span text:style-name="T4">(with the RQ prefix removed)</text:span></text:p>
              <text:p text:style-name="P2"><text:span text:style-name="T4">e.g. RQ00005 would be 5</text:span></text:p>
            </office:annotation>
            <text:p>Requirement</text:p>
          </table:table-cell>
          <table:table-cell table:style-name="ce2" office:value-type="string">
            <office:annotation draw:style-name="gr4" draw:text-style-name="P2" svg:width="2.198in" svg:height="0.7972in" svg:x="5.8382in" svg:y="0.0433in" draw:caption-point-x="1.0591in" draw:caption-point-y="0.1429in">
              <dc:date>2018-02-28T00:00:00</dc:date>
              <text:p text:style-name="P2"><text:span text:style-name="T3">This should be a comma-separated list of the version numbers of the releases/iterations that the test case is scheduled for</text:span></text:p>
              <text:p text:style-name="P2"><text:span text:style-name="T4">e.g. 1.1.0.0,1.2.0.0</text:span></text:p>
            </office:annotation>
            <text:p>Release</text:p>
          </table:table-cell>
          <table:table-cell table:style-name="ce2" office:value-type="string">
            <office:annotation draw:style-name="gr3" draw:text-style-name="P2" svg:width="2.1531in" svg:height="0.7484in" svg:x="6.1488in" svg:y="0.0433in" draw:caption-point-x="0.9567in" draw:caption-point-y="0.1429in">
              <dc:date>2018-02-28T00:00:00</dc:date>
              <text:p text:style-name="P2"><text:span text:style-name="T3">This should be a comma-separated list of IDs of the test sets the test case is a member of</text:span></text:p>
              <text:p text:style-name="P2"><text:span text:style-name="T4">(with the TX prefix removed)</text:span></text:p>
              <text:p text:style-name="P2"><text:span text:style-name="T4">e.g. TX00005 would be 5</text:span></text:p>
            </office:annotation>
            <text:p>Test Set</text:p>
          </table:table-cell>
          <table:table-cell table:style-name="ce56" office:value-type="string">
            <text:p>Type</text:p>
          </table:table-cell>
          <table:table-cell table:style-name="ce58" office:value-type="string">
            <text:p>Step #</text:p>
          </table:table-cell>
          <table:table-cell table:style-name="ce58" office:value-type="string">
            <text:p>Test Step Description</text:p>
          </table:table-cell>
          <table:table-cell table:style-name="ce58" office:value-type="string">
            <text:p>Expected Result</text:p>
          </table:table-cell>
          <table:table-cell table:style-name="ce32" office:value-type="string">
            <text:p>Bug found </text:p>
          </table:table-cell>
          <table:table-cell table:style-name="ce32" office:value-type="string">
            <text:p>Improvement suggestions</text:p>
          </table:table-cell>
          <table:table-cell table:style-name="ce32" office:value-type="string">
            <text:p>CUS-02</text:p>
          </table:table-cell>
          <table:table-cell table:style-name="ce32" office:value-type="string">
            <text:p>CUS-03</text:p>
          </table:table-cell>
          <table:table-cell table:style-name="ce32" office:value-type="string">
            <text:p>CUS-04</text:p>
          </table:table-cell>
          <table:table-cell table:style-name="ce32" office:value-type="string">
            <text:p>CUS-05</text:p>
          </table:table-cell>
          <table:table-cell table:style-name="ce32" office:value-type="string">
            <text:p>CUS-06</text:p>
          </table:table-cell>
          <table:table-cell table:style-name="ce32" office:value-type="string">
            <text:p>CUS-07</text:p>
          </table:table-cell>
          <table:table-cell table:style-name="ce32" office:value-type="string">
            <text:p>CUS-08</text:p>
          </table:table-cell>
          <table:table-cell table:style-name="ce32" office:value-type="string">
            <text:p>CUS-09</text:p>
          </table:table-cell>
          <table:table-cell table:style-name="ce32" office:value-type="string">
            <text:p>CUS-10</text:p>
          </table:table-cell>
          <table:table-cell table:style-name="ce32" office:value-type="string">
            <text:p>CUS-11</text:p>
          </table:table-cell>
          <table:table-cell table:style-name="ce32" office:value-type="string">
            <text:p>CUS-12</text:p>
          </table:table-cell>
          <table:table-cell table:style-name="ce32" office:value-type="string">
            <text:p>CUS-13</text:p>
          </table:table-cell>
          <table:table-cell table:style-name="ce32" office:value-type="string">
            <text:p>CUS-14</text:p>
          </table:table-cell>
          <table:table-cell table:style-name="ce32" office:value-type="string">
            <text:p>CUS-15</text:p>
          </table:table-cell>
          <table:table-cell table:style-name="ce32" office:value-type="string">
            <text:p>CUS-16</text:p>
          </table:table-cell>
          <table:table-cell table:style-name="ce32" office:value-type="string">
            <text:p>CUS-17</text:p>
          </table:table-cell>
          <table:table-cell table:style-name="ce32" office:value-type="string">
            <text:p>CUS-18</text:p>
          </table:table-cell>
          <table:table-cell table:style-name="ce32" office:value-type="string">
            <text:p>CUS-19</text:p>
          </table:table-cell>
          <table:table-cell table:style-name="ce32" office:value-type="string">
            <text:p>CUS-20</text:p>
          </table:table-cell>
          <table:table-cell table:style-name="ce32" office:value-type="string">
            <text:p>CUS-21</text:p>
          </table:table-cell>
          <table:table-cell table:style-name="ce32" office:value-type="string">
            <text:p>CUS-22</text:p>
          </table:table-cell>
          <table:table-cell table:style-name="ce32" office:value-type="string">
            <text:p>CUS-23</text:p>
          </table:table-cell>
          <table:table-cell table:style-name="ce32" office:value-type="string">
            <text:p>CUS-24</text:p>
          </table:table-cell>
          <table:table-cell table:style-name="ce32" office:value-type="string">
            <text:p>CUS-25</text:p>
          </table:table-cell>
          <table:table-cell table:style-name="ce32" office:value-type="string">
            <text:p>CUS-26</text:p>
          </table:table-cell>
          <table:table-cell table:style-name="ce32" office:value-type="string">
            <text:p>CUS-27</text:p>
          </table:table-cell>
          <table:table-cell table:style-name="ce32" office:value-type="string">
            <text:p>CUS-28</text:p>
          </table:table-cell>
          <table:table-cell table:style-name="ce32" office:value-type="string">
            <text:p>CUS-29</text:p>
          </table:table-cell>
          <table:table-cell table:style-name="ce32" office:value-type="string">
            <text:p>CUS-30</text:p>
          </table:table-cell>
          <table:table-cell table:style-name="ce99" table:number-columns-repeated="981"/>
        </table:table-row>
        <table:table-row table:style-name="ro3">
          <table:table-cell table:style-name="ce3"/>
          <table:table-cell table:style-name="ce3" office:value-type="string">
            <text:p>QA test assignment</text:p>
          </table:table-cell>
          <table:table-cell table:style-name="ce3"/>
          <table:table-cell table:style-name="ce21" table:content-validation-name="val1"/>
          <table:table-cell table:style-name="ce33" table:content-validation-name="val2"/>
          <table:table-cell table:style-name="ce44" table:content-validation-name="val3" table:number-columns-repeated="3"/>
          <table:table-cell table:style-name="ce57" table:content-validation-name="val4" office:value-type="string">
            <text:p>FOLDER</text:p>
          </table:table-cell>
          <table:table-cell table:style-name="ce59" table:number-columns-repeated="3"/>
          <table:table-cell table:style-name="ce77"/>
          <table:table-cell table:style-name="ce57" table:number-columns-repeated="2"/>
          <table:table-cell table:style-name="ce97"/>
          <table:table-cell table:style-name="ce57" table:number-columns-repeated="27"/>
          <table:table-cell table:number-columns-repeated="981"/>
        </table:table-row>
        <table:table-row table:style-name="ro4">
          <table:table-cell table:style-name="ce3" office:value-type="string">
            <text:p>TC 1</text:p>
          </table:table-cell>
          <table:table-cell table:style-name="ce3" office:value-type="string">
            <text:p>Verify the website htpp:computer-database.herokuapp.com/computers is launched from the web browser</text:p>
          </table:table-cell>
          <table:table-cell table:style-name="ce4" office:value-type="string">
            <text:p>- Machine with Internet access <text:s text:c="4"/>- Web browser installed on machine</text:p>
          </table:table-cell>
          <table:table-cell table:style-name="ce21" table:content-validation-name="val1"/>
          <table:table-cell table:style-name="ce33" table:content-validation-name="val2"/>
          <table:table-cell table:style-name="ce44" table:content-validation-name="val3" table:number-columns-repeated="3"/>
          <table:table-cell table:style-name="ce57" table:content-validation-name="val4" office:value-type="string">
            <text:p>TestCase</text:p>
          </table:table-cell>
          <table:table-cell table:style-name="ce59" table:number-columns-repeated="3"/>
          <table:table-cell table:style-name="ce77"/>
          <table:table-cell table:style-name="ce57" table:number-columns-repeated="2"/>
          <table:table-cell table:style-name="ce97"/>
          <table:table-cell table:style-name="ce57" table:number-columns-repeated="27"/>
          <table:table-cell table:number-columns-repeated="981"/>
        </table:table-row>
        <table:table-row table:style-name="ro5">
          <table:table-cell table:style-name="ce3" table:number-columns-repeated="3"/>
          <table:table-cell table:style-name="ce21" table:content-validation-name="val1"/>
          <table:table-cell table:style-name="ce33" table:content-validation-name="val2"/>
          <table:table-cell table:style-name="ce44" table:content-validation-name="val3" table:number-columns-repeated="3"/>
          <table:table-cell table:style-name="ce57" table:content-validation-name="val4" office:value-type="string">
            <text:p>&gt;TestStep</text:p>
          </table:table-cell>
          <table:table-cell table:style-name="ce59" office:value-type="float" office:value="1">
            <text:p>1</text:p>
          </table:table-cell>
          <table:table-cell table:style-name="ce64" office:value-type="string">
            <text:p>Go to to http://computer-database.herokuapp.com/computers within the web browser</text:p>
          </table:table-cell>
          <table:table-cell table:style-name="ce59" office:value-type="string">
            <text:p>Play sample application – Computer database screen is displayed. (Home screen)</text:p>
          </table:table-cell>
          <table:table-cell table:style-name="ce77"/>
          <table:table-cell table:style-name="ce57" table:number-columns-repeated="2"/>
          <table:table-cell table:style-name="ce97"/>
          <table:table-cell table:style-name="ce57" table:number-columns-repeated="27"/>
          <table:table-cell table:number-columns-repeated="981"/>
        </table:table-row>
        <table:table-row table:style-name="ro6">
          <table:table-cell table:style-name="ce4" office:value-type="string">
            <text:p>TC 1.a</text:p>
          </table:table-cell>
          <table:table-cell table:style-name="ce4" office:value-type="string">
            <text:p><text:s/>'Add a new computer' button</text:p>
          </table:table-cell>
          <table:table-cell table:style-name="ce4" office:value-type="string">
            <text:p>- Machine with Internet access <text:s text:c="3"/><text:s/>-Web browser opened at: <text:s text:c="2"/>http://computer-database.herokuapp/computers</text:p>
          </table:table-cell>
          <table:table-cell table:style-name="ce22" table:content-validation-name="val1"/>
          <table:table-cell table:style-name="ce34" table:content-validation-name="val2"/>
          <table:table-cell table:style-name="ce45" table:content-validation-name="val3" table:number-columns-repeated="3"/>
          <table:table-cell table:style-name="ce57" table:content-validation-name="val4" office:value-type="string">
            <text:p>TestCase</text:p>
          </table:table-cell>
          <table:table-cell table:style-name="ce60"/>
          <table:table-cell table:style-name="ce72" table:number-columns-repeated="2"/>
          <table:table-cell table:style-name="ce78"/>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5" table:number-columns-repeated="3"/>
          <table:table-cell table:style-name="ce23" table:content-validation-name="val1"/>
          <table:table-cell table:style-name="ce35" table:content-validation-name="val2"/>
          <table:table-cell table:style-name="ce46" table:content-validation-name="val3" table:number-columns-repeated="3"/>
          <table:table-cell table:style-name="ce57" table:content-validation-name="val4" office:value-type="string">
            <text:p>&gt;TestStep</text:p>
          </table:table-cell>
          <table:table-cell table:style-name="ce61" office:value-type="float" office:value="1">
            <text:p>1</text:p>
          </table:table-cell>
          <table:table-cell table:style-name="ce73" office:value-type="string">
            <text:p>Click on the 'Add a new computer' button</text:p>
          </table:table-cell>
          <table:table-cell table:style-name="ce65" office:value-type="string">
            <text:p><text:s/>'Add a computer' screen is displayed</text:p>
          </table:table-cell>
          <table:table-cell table:style-name="ce79"/>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6" office:value-type="string">
            <text:p>TC 1.2</text:p>
          </table:table-cell>
          <table:table-cell table:style-name="ce6" office:value-type="string">
            <text:p>Add a new computer' entering data in all the fields</text:p>
          </table:table-cell>
          <table:table-cell table:style-name="ce4" office:value-type="string">
            <text:p>- Machine with Internet access <text:s text:c="3"/><text:s text:c="4"/>-Web browser opened at: <text:s text:c="2"/>http://computer-database.herokuapp/computers</text:p>
          </table:table-cell>
          <table:table-cell table:style-name="ce24" table:content-validation-name="val1"/>
          <table:table-cell table:style-name="ce36" table:content-validation-name="val2"/>
          <table:table-cell table:style-name="ce47" table:content-validation-name="val3" table:number-columns-repeated="3"/>
          <table:table-cell table:style-name="ce57" table:content-validation-name="val4" office:value-type="string">
            <text:p>TestCase</text:p>
          </table:table-cell>
          <table:table-cell table:style-name="ce62" table:number-columns-repeated="3"/>
          <table:table-cell table:style-name="ce80"/>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6" table:number-columns-repeated="3"/>
          <table:table-cell table:style-name="ce24" table:content-validation-name="val1"/>
          <table:table-cell table:style-name="ce36" table:content-validation-name="val2"/>
          <table:table-cell table:style-name="ce47" table:content-validation-name="val3" table:number-columns-repeated="3"/>
          <table:table-cell table:style-name="ce57" table:content-validation-name="val4" office:value-type="string">
            <text:p>&gt;TestStep</text:p>
          </table:table-cell>
          <table:table-cell table:style-name="ce62" office:value-type="float" office:value="1">
            <text:p>1</text:p>
          </table:table-cell>
          <table:table-cell table:style-name="ce74" office:value-type="string">
            <text:p>Click on the 'Add a new computer' button</text:p>
          </table:table-cell>
          <table:table-cell table:style-name="ce65" office:value-type="string">
            <text:p><text:s/>'Add a computer' screen is displayed</text:p>
          </table:table-cell>
          <table:table-cell table:style-name="ce80"/>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6" table:number-columns-repeated="3"/>
          <table:table-cell table:style-name="ce24" table:content-validation-name="val1"/>
          <table:table-cell table:style-name="ce36" table:content-validation-name="val2"/>
          <table:table-cell table:style-name="ce47" table:content-validation-name="val3" table:number-columns-repeated="3"/>
          <table:table-cell table:style-name="ce57" table:content-validation-name="val4" office:value-type="string">
            <text:p>&gt;TestStep</text:p>
          </table:table-cell>
          <table:table-cell table:style-name="ce62" office:value-type="float" office:value="2">
            <text:p>2</text:p>
          </table:table-cell>
          <table:table-cell table:style-name="ce66" office:value-type="string">
            <text:p>On the 'Computer name' field enter 'test1' using the keyboard </text:p>
          </table:table-cell>
          <table:table-cell table:style-name="ce64" office:value-type="string">
            <text:p><text:s/>'test1' computer name is given </text:p>
          </table:table-cell>
          <table:table-cell table:style-name="ce80"/>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3" table:number-columns-repeated="3"/>
          <table:table-cell table:style-name="ce21" table:content-validation-name="val1"/>
          <table:table-cell table:style-name="ce33" table:content-validation-name="val2"/>
          <table:table-cell table:style-name="ce44" table:content-validation-name="val3" table:number-columns-repeated="3"/>
          <table:table-cell table:style-name="ce57" table:content-validation-name="val4" office:value-type="string">
            <text:p>&gt;TestStep</text:p>
          </table:table-cell>
          <table:table-cell table:style-name="ce59" office:value-type="float" office:value="3">
            <text:p>3</text:p>
          </table:table-cell>
          <table:table-cell table:style-name="ce66" office:value-type="string">
            <text:p>Click on the 'Introduced date' field THEN enter the following date: 2019-01-01</text:p>
          </table:table-cell>
          <table:table-cell table:style-name="ce66" office:value-type="string">
            <text:p>2019-01-01 introduced date is given</text:p>
          </table:table-cell>
          <table:table-cell table:style-name="ce77"/>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7"/>
          <table:table-cell table:style-name="ce19" table:number-columns-repeated="2"/>
          <table:table-cell table:style-name="ce7" table:number-columns-repeated="5"/>
          <table:table-cell table:style-name="ce57" table:content-validation-name="val4" office:value-type="string">
            <text:p>&gt;TestStep</text:p>
          </table:table-cell>
          <table:table-cell table:style-name="ce63" office:value-type="float" office:value="4">
            <text:p>4</text:p>
          </table:table-cell>
          <table:table-cell table:style-name="ce63" office:value-type="string">
            <text:p>Click on the 'Discontinued date' field THEN enter the following date: 2019-02-02</text:p>
          </table:table-cell>
          <table:table-cell table:style-name="ce63" office:value-type="string">
            <text:p>2019-02-02 discontinued date is given </text:p>
          </table:table-cell>
          <table:table-cell table:style-name="ce81"/>
          <table:table-cell table:style-name="ce57" table:number-columns-repeated="2"/>
          <table:table-cell table:style-name="ce97" table:number-columns-repeated="15"/>
          <table:table-cell table:style-name="ce57" table:number-columns-repeated="13"/>
          <table:table-cell table:number-columns-repeated="981"/>
        </table:table-row>
        <table:table-row table:style-name="ro3">
          <table:table-cell table:style-name="ce7" table:number-columns-repeated="8"/>
          <table:table-cell table:style-name="ce57" table:content-validation-name="val4" office:value-type="string">
            <text:p>&gt;TestStep</text:p>
          </table:table-cell>
          <table:table-cell table:style-name="ce63" office:value-type="float" office:value="5">
            <text:p>5</text:p>
          </table:table-cell>
          <table:table-cell table:style-name="ce73" office:value-type="string">
            <text:p>Click on the 'Company' field THEN select: 'Netronics' </text:p>
          </table:table-cell>
          <table:table-cell table:style-name="ce73" office:value-type="string">
            <text:p>'Netronics' company is given</text:p>
          </table:table-cell>
          <table:table-cell table:style-name="ce81"/>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7" table:number-columns-repeated="8"/>
          <table:table-cell table:style-name="ce57" table:content-validation-name="val4" office:value-type="string">
            <text:p>&gt;TestStep</text:p>
          </table:table-cell>
          <table:table-cell table:style-name="ce63" office:value-type="float" office:value="6">
            <text:p>6</text:p>
          </table:table-cell>
          <table:table-cell table:style-name="ce73" office:value-type="string">
            <text:p>Click on the 'Create this computer' button</text:p>
          </table:table-cell>
          <table:table-cell table:style-name="ce64" office:value-type="string">
            <text:p>Play sample application – Computer database screen is displayed (Home screen). Done! Computer 'test1' has been created</text:p>
          </table:table-cell>
          <table:table-cell table:style-name="ce81"/>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office:value-type="float" office:value="1.3">
            <text:p>1.3</text:p>
          </table:table-cell>
          <table:table-cell table:style-name="ce8" office:value-type="string">
            <text:p>Mandatory fields 'Add a computer' screen</text:p>
          </table:table-cell>
          <table:table-cell table:style-name="ce4" office:value-type="string">
            <text:p>- Machine with Internet access <text:s text:c="3"/><text:s text:c="4"/>-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7" table:number-columns-repeated="3"/>
          <table:table-cell table:style-name="ce26" table:content-validation-name="val1"/>
          <table:table-cell table:style-name="ce38" table:content-validation-name="val2"/>
          <table:table-cell table:style-name="ce49" table:content-validation-name="val3" table:number-columns-repeated="3"/>
          <table:table-cell table:style-name="ce57" table:content-validation-name="val4" office:value-type="string">
            <text:p>&gt;TestStep</text:p>
          </table:table-cell>
          <table:table-cell table:style-name="ce65" office:value-type="float" office:value="1">
            <text:p>1</text:p>
          </table:table-cell>
          <table:table-cell table:style-name="ce65" office:value-type="string">
            <text:p>Click on the 'Add a new computer' button</text:p>
          </table:table-cell>
          <table:table-cell table:style-name="ce65" office:value-type="string">
            <text:p><text:s/>'Add a computer' screen is displayed</text:p>
          </table:table-cell>
          <table:table-cell table:style-name="ce83"/>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7" table:number-columns-repeated="3"/>
          <table:table-cell table:style-name="ce26" table:content-validation-name="val1"/>
          <table:table-cell table:style-name="ce38" table:content-validation-name="val2"/>
          <table:table-cell table:style-name="ce49" table:content-validation-name="val3" table:number-columns-repeated="3"/>
          <table:table-cell table:style-name="ce57" table:content-validation-name="val4" office:value-type="string">
            <text:p>&gt;TestStep</text:p>
          </table:table-cell>
          <table:table-cell table:style-name="ce65" office:value-type="float" office:value="2">
            <text:p>2</text:p>
          </table:table-cell>
          <table:table-cell table:style-name="ce65" office:value-type="string">
            <text:p>Click on the 'Create this computer' button</text:p>
          </table:table-cell>
          <table:table-cell table:style-name="ce65" office:value-type="string">
            <text:p>Computer name field section is highlighted on pale red, the font text of 'Computer name' is dark red. 'Required' text (right side of field) is dark red.</text:p>
          </table:table-cell>
          <table:table-cell table:style-name="ce83"/>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7" table:number-columns-repeated="3"/>
          <table:table-cell table:style-name="ce26" table:content-validation-name="val1"/>
          <table:table-cell table:style-name="ce38" table:content-validation-name="val2"/>
          <table:table-cell table:style-name="ce49" table:content-validation-name="val3" table:number-columns-repeated="3"/>
          <table:table-cell table:style-name="ce57" table:content-validation-name="val4" office:value-type="string">
            <text:p>&gt;TestStep</text:p>
          </table:table-cell>
          <table:table-cell table:style-name="ce65" office:value-type="float" office:value="3">
            <text:p>3</text:p>
          </table:table-cell>
          <table:table-cell table:style-name="ce65" office:value-type="string">
            <text:p>On the 'Computer name' field, enter 'Testqa' THEN click on the 'Create this computer' button</text:p>
          </table:table-cell>
          <table:table-cell table:style-name="ce64" office:value-type="string">
            <text:p>Play sample application – Computer database screen is displayed (Home screen). Done! Computer 'Testqa'' has been created</text:p>
          </table:table-cell>
          <table:table-cell table:style-name="ce83"/>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9" office:value-type="string">
            <text:p>1.3. a</text:p>
          </table:table-cell>
          <table:table-cell table:style-name="ce8" office:value-type="string">
            <text:p>To verify the functionality of cancel adding a new 'Computer name' </text:p>
          </table:table-cell>
          <table:table-cell table:style-name="ce4" office:value-type="string">
            <text:p>- Machine with Internet access <text:s text:c="3"/><text:s text:c="4"/>-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text:s/>'Add Computer name'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3">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On the 'Computer name' field enter 'test2' </text:p>
          </table:table-cell>
          <table:table-cell table:style-name="ce64" office:value-type="string">
            <text:p><text:s/>'test2'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Cancel' button</text:p>
          </table:table-cell>
          <table:table-cell table:style-name="ce64" office:value-type="string">
            <text:p>Play sample application – Computer database screen is displayed (Home scre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10" office:value-type="float" office:value="1.4">
            <text:p>1.4</text:p>
          </table:table-cell>
          <table:table-cell table:style-name="ce10" office:value-type="string">
            <text:p><text:s/>'Introduced date' field (enter data)</text:p>
          </table:table-cell>
          <table:table-cell table:style-name="ce4" office:value-type="string">
            <text:p>- Machine with Internet access <text:s text:c="3"/><text:s text:c="4"/>-Web browser opened at: <text:s text:c="2"/>http://computer-database.herokuapp/computers</text:p>
          </table:table-cell>
          <table:table-cell table:style-name="ce27" table:content-validation-name="val1"/>
          <table:table-cell table:style-name="ce39" table:content-validation-name="val2"/>
          <table:table-cell table:style-name="ce50" table:content-validation-name="val3" table:number-columns-repeated="3"/>
          <table:table-cell table:style-name="ce57" table:content-validation-name="val4" office:value-type="string">
            <text:p>TestCase</text:p>
          </table:table-cell>
          <table:table-cell table:style-name="ce66" table:number-columns-repeated="3"/>
          <table:table-cell table:style-name="ce84"/>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10" table:number-columns-repeated="3"/>
          <table:table-cell table:style-name="ce27" table:content-validation-name="val1"/>
          <table:table-cell table:style-name="ce39" table:content-validation-name="val2"/>
          <table:table-cell table:style-name="ce50" table:content-validation-name="val3" table:number-columns-repeated="3"/>
          <table:table-cell table:style-name="ce57" table:content-validation-name="val4" office:value-type="string">
            <text:p>&gt;TestStep</text:p>
          </table:table-cell>
          <table:table-cell table:style-name="ce66" office:value-type="float" office:value="1">
            <text:p>1</text:p>
          </table:table-cell>
          <table:table-cell table:style-name="ce66" office:value-type="string">
            <text:p>Click on the 'Add a new computer' button</text:p>
          </table:table-cell>
          <table:table-cell table:style-name="ce64" office:value-type="string">
            <text:p><text:s/>'Add Computer name' screen is displayed</text:p>
          </table:table-cell>
          <table:table-cell table:style-name="ce84"/>
          <table:table-cell table:style-name="ce57" table:number-columns-repeated="2"/>
          <table:table-cell table:style-name="ce97" table:number-columns-repeated="15"/>
          <table:table-cell table:style-name="ce57" table:number-columns-repeated="13"/>
          <table:table-cell table:number-columns-repeated="981"/>
        </table:table-row>
        <table:table-row table:style-name="ro3">
          <table:table-cell table:style-name="ce10" table:number-columns-repeated="3"/>
          <table:table-cell table:style-name="ce27" table:content-validation-name="val1"/>
          <table:table-cell table:style-name="ce39" table:content-validation-name="val2"/>
          <table:table-cell table:style-name="ce50" table:content-validation-name="val3" table:number-columns-repeated="3"/>
          <table:table-cell table:style-name="ce57" table:content-validation-name="val4" office:value-type="string">
            <text:p>&gt;TestStep</text:p>
          </table:table-cell>
          <table:table-cell table:style-name="ce66" office:value-type="float" office:value="2">
            <text:p>2</text:p>
          </table:table-cell>
          <table:table-cell table:style-name="ce66" office:value-type="string">
            <text:p>Click on the 'Computer name' field THEN enter 'test2' </text:p>
          </table:table-cell>
          <table:table-cell table:style-name="ce64" office:value-type="string">
            <text:p><text:s/>'test2' computer name is given</text:p>
          </table:table-cell>
          <table:table-cell table:style-name="ce84"/>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10" table:number-columns-repeated="3"/>
          <table:table-cell table:style-name="ce27" table:content-validation-name="val1"/>
          <table:table-cell table:style-name="ce39" table:content-validation-name="val2"/>
          <table:table-cell table:style-name="ce50" table:content-validation-name="val3" table:number-columns-repeated="3"/>
          <table:table-cell table:style-name="ce57" table:content-validation-name="val4" office:value-type="string">
            <text:p>&gt;TestStep</text:p>
          </table:table-cell>
          <table:table-cell table:style-name="ce66" office:value-type="float" office:value="3">
            <text:p>3</text:p>
          </table:table-cell>
          <table:table-cell table:style-name="ce66" office:value-type="string">
            <text:p>Click on the 'Introduced date' field THEN enter the following date: 2000-04-04 </text:p>
          </table:table-cell>
          <table:table-cell table:style-name="ce66" office:value-type="string">
            <text:p>2000-04-04 introduced date is given </text:p>
          </table:table-cell>
          <table:table-cell table:style-name="ce85"/>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Click on the 'Create this computer' button</text:p>
          </table:table-cell>
          <table:table-cell table:style-name="ce64" office:value-type="string">
            <text:p>Play sample application – Computer database screen is displayed (Home screen). Done! Computer 'test2'' has been creat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9" office:value-type="string">
            <text:p>1.4. a</text:p>
          </table:table-cell>
          <table:table-cell table:style-name="ce20" office:value-type="string">
            <text:p>verify the introduced date is correctly displayed on the Introduced column of the grid table</text:p>
          </table:table-cell>
          <table:table-cell table:style-name="ce8" office:value-type="string">
            <text:p>- Machine with Internet access <text:s text:c="3"/><text:s text:c="2"/>- Web browser opened at: http://computer-database.herokuapp/computes -TC 1.4 executed before to run this test </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On the 'filter by name field': using the keyboard enter 'test2' THEN click on the 'Filter by name' button</text:p>
          </table:table-cell>
          <table:table-cell table:style-name="ce64" office:value-type="string">
            <text:p>The grid is filtered out, showing only the record of 'test2' Computer name</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3">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Verify the 'Introduced' column on the grid table</text:p>
          </table:table-cell>
          <table:table-cell table:style-name="ce64" office:value-type="string">
            <text:p>The date format is: 04 Apr 2000</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office:value-type="string">
            <text:p>1.4.b</text:p>
          </table:table-cell>
          <table:table-cell table:style-name="ce8" office:value-type="string">
            <text:p>Incorrect format on the 'Introduced date' field for: year, month and day values</text:p>
          </table:table-cell>
          <table:table-cell table:style-name="ce4" office:value-type="string">
            <text:p>- Machine with Internet access <text:s text:c="3"/><text:s text:c="2"/>-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text:s/>'Add Computer name'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4b'</text:p>
          </table:table-cell>
          <table:table-cell table:style-name="ce64" office:value-type="string">
            <text:p><text:s/>'test4b'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on the ' Introduced date' field, enter the following date format: 00-00-33 </text:p>
          </table:table-cell>
          <table:table-cell table:style-name="ce64" office:value-type="string">
            <text:p>00-00-33 introduc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Click on the 'Create this computer' button</text:p>
          </table:table-cell>
          <table:table-cell table:style-name="ce64" office:value-type="string">
            <text:p><text:s/>'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5">
            <text:p>5</text:p>
          </table:table-cell>
          <table:table-cell table:style-name="ce64" office:value-type="string">
            <text:p>Click on the 'Introduced date' field THEN enter the following date format: 2018-01-35</text:p>
          </table:table-cell>
          <table:table-cell table:style-name="ce64" office:value-type="string">
            <text:p>2018-01-35 introduc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6">
            <text:p>6</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office:value-type="string">
            <text:p>1.4.c</text:p>
          </table:table-cell>
          <table:table-cell table:style-name="ce8" office:value-type="string">
            <text:p>Incorrect format on the 'Introduced date' field for the special characters: “- <text:s/>-” <text:s/></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5'</text:p>
          </table:table-cell>
          <table:table-cell table:style-name="ce64" office:value-type="string">
            <text:p><text:s/>'tesT5'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Introduced date' field THEN enter the following date format: 2018/01/02</text:p>
          </table:table-cell>
          <table:table-cell table:style-name="ce64" office:value-type="string">
            <text:p>2018/01/02 introduc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5">
            <text:p>5</text:p>
          </table:table-cell>
          <table:table-cell table:style-name="ce64" office:value-type="string">
            <text:p>Click on the 'Introduced date' field THEN enter the following date format:2018/1-02</text:p>
          </table:table-cell>
          <table:table-cell table:style-name="ce64" office:value-type="string">
            <text:p>2018/01-02 introduc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6">
            <text:p>6</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7">
            <text:p>7</text:p>
          </table:table-cell>
          <table:table-cell table:style-name="ce64" office:value-type="string">
            <text:p>Click on the 'Introduced date' field THEN enter the following date format: 20180102</text:p>
          </table:table-cell>
          <table:table-cell table:style-name="ce64" office:value-type="string">
            <text:p>20180102 introduc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8">
            <text:p>8</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9">
            <text:p>9</text:p>
          </table:table-cell>
          <table:table-cell table:style-name="ce64" office:value-type="string">
            <text:p>Click on the 'Introduced date' field THEN enter the following date format: 2018 01 02 (blank space between yyyy MM dd)</text:p>
          </table:table-cell>
          <table:table-cell table:style-name="ce64" office:value-type="string">
            <text:p>2018 01 02 introduc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0">
            <text:p>10</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office:value-type="string">
            <text:p>1.4.d</text:p>
          </table:table-cell>
          <table:table-cell table:style-name="ce8" office:value-type="string">
            <text:p>Incorrect format on the 'Introduced date' field for: letters-MM-dd </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text:s/>'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text:p>
          </table:table-cell>
          <table:table-cell table:style-name="ce64" office:value-type="string">
            <text:p><text:s/>'TEST'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Introduced date' field THEN enter the following date format: z018-01-02</text:p>
          </table:table-cell>
          <table:table-cell table:style-name="ce64" office:value-type="string">
            <text:p>z018-01-02 introduced date is given. The z018 is underling in red color</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9" office:value-type="string">
            <text:p>1.5.a</text:p>
          </table:table-cell>
          <table:table-cell table:style-name="ce8" office:value-type="string">
            <text:p>Discontinued date' field (enter data)</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6" office:value-type="string">
            <text:p>Click on the 'Add a new computer' button</text:p>
          </table:table-cell>
          <table:table-cell table:style-name="ce64" office:value-type="string">
            <text:p><text:s/>'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3'</text:p>
          </table:table-cell>
          <table:table-cell table:style-name="ce66" office:value-type="string">
            <text:p><text:s/>'test3' Computer name is given a</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6" office:value-type="string">
            <text:p>Click on the 'Discontinued date' field THEN enter the following date: 2000-05-05</text:p>
          </table:table-cell>
          <table:table-cell table:style-name="ce66" office:value-type="string">
            <text:p>2000-05-05 discontinu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Click on the 'Create this computer' button</text:p>
          </table:table-cell>
          <table:table-cell table:style-name="ce64" office:value-type="string">
            <text:p>Play sample application – Computer database screen is displayed (Home screen). Done! Computer 'test3'' has been creat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8" office:value-type="string">
            <text:p>1.5.b</text:p>
          </table:table-cell>
          <table:table-cell table:style-name="ce20" office:value-type="string">
            <text:p>Verify the introduced date is correctly displayed on the 'Discontinued' column of the grid table</text:p>
          </table:table-cell>
          <table:table-cell table:style-name="ce8" office:value-type="string">
            <text:p>- Machine with Internet access <text:s text:c="3"/><text:s/>-Web browser opened at: <text:s text:c="2"/>http://computer-database.herokuapp/computers <text:s/><text:s/>-TC1.5.a <text:s/>executed before to run this test </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On the 'filter by name field' enter test3 THEN click on the 'Filter by name' button</text:p>
          </table:table-cell>
          <table:table-cell table:style-name="ce64" office:value-type="string">
            <text:p>The grid is filtered out, showing only the record of 'test3' Computer name</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3">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Verify the 'Discontinued' column </text:p>
          </table:table-cell>
          <table:table-cell table:style-name="ce64" office:value-type="string">
            <text:p>The date format is: 05 May 2000</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office:value-type="string">
            <text:p>1.5.c</text:p>
          </table:table-cell>
          <table:table-cell table:style-name="ce8" office:value-type="string">
            <text:p>To verify that the 'Discontinued' date period of a computer is greater than the 'Introduced' date period <text:s text:c="34"/><text:s text:c="21"/>(l<text:span text:style-name="T5">ogical rule: end </text:span><text:span text:style-name="T5">date must be greater than </text:span><text:span text:style-name="T5">start date)</text:span></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6" office:value-type="string">
            <text:p>Click on the 'Add a new computer' button</text:p>
          </table:table-cell>
          <table:table-cell table:style-name="ce64" office:value-type="string">
            <text:p><text:s/>'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end date test'</text:p>
          </table:table-cell>
          <table:table-cell table:style-name="ce66" office:value-type="string">
            <text:p><text:s/>'end date test'' computer name is given </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6" office:value-type="string">
            <text:p>Click on the 'Introduced date' field THEN enter the following date format: 2000-04-04</text:p>
          </table:table-cell>
          <table:table-cell table:style-name="ce66" office:value-type="string">
            <text:p>2000-04-04 introduced date is given </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6" office:value-type="string">
            <text:p>Click on the 'Discontinued date' field THEN enter the following date: 1999-04-04</text:p>
          </table:table-cell>
          <table:table-cell table:style-name="ce66" office:value-type="string">
            <text:p>1999-04-04 discontinu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5">
            <text:p>5</text:p>
          </table:table-cell>
          <table:table-cell table:style-name="ce64" office:value-type="string">
            <text:p>Click on the 'Create this computer' button</text:p>
          </table:table-cell>
          <table:table-cell table:style-name="ce64" office:value-type="string">
            <text:p>Play sample application – Computer database screen is displayed (Home screen). Done! Computer 'end date test'' has been created</text:p>
          </table:table-cell>
          <table:table-cell table:style-name="ce86" office:value-type="string">
            <text:p>BUG FOUND: the Discontinued date period is before than the Introduced date period. NOT error message is displayed. Computer is created with a Introduced date greater than the Discontinued date.</text:p>
          </table:table-cell>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office:value-type="string">
            <text:p>1.5.d</text:p>
          </table:table-cell>
          <table:table-cell table:style-name="ce8" office:value-type="string">
            <text:p>Incorrect format on the 'Discontinued date' field for: year, month and day values</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text:s/>'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3c'</text:p>
          </table:table-cell>
          <table:table-cell table:style-name="ce64" office:value-type="string">
            <text:p><text:s/>'test3c'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on the 'Discontinued date' field, enter the following date format: 00-13-00</text:p>
          </table:table-cell>
          <table:table-cell table:style-name="ce64" office:value-type="string">
            <text:p>00-13-00 discontinu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5">
            <text:p>5</text:p>
          </table:table-cell>
          <table:table-cell table:style-name="ce64" office:value-type="string">
            <text:p>On the 'Discontinued date' field, enter the following date format:2018-02-50</text:p>
          </table:table-cell>
          <table:table-cell table:style-name="ce64" office:value-type="string">
            <text:p>date format 2018-02-50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6">
            <text:p>6</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office:value-type="string">
            <text:p>1.5.e</text:p>
          </table:table-cell>
          <table:table-cell table:style-name="ce8" office:value-type="string">
            <text:p>Incorrect format on the 'Discontinued date' field for: special characters “ - <text:s/>-” <text:s/></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5e'</text:p>
          </table:table-cell>
          <table:table-cell table:style-name="ce64" office:value-type="string">
            <text:p>Test5e'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Discontinued date' field THEN enter the following date format: 2111/01/02</text:p>
          </table:table-cell>
          <table:table-cell table:style-name="ce64" office:value-type="string">
            <text:p><text:s/>2111/01/02 discontinu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Click on the 'Create this computer' button</text:p>
          </table:table-cell>
          <table:table-cell table:style-name="ce64" office:value-type="string">
            <text:p>Discontinu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5">
            <text:p>5</text:p>
          </table:table-cell>
          <table:table-cell table:style-name="ce64" office:value-type="string">
            <text:p>Click on the 'Discontinued date' field THEN enter the following date format: 2500/01-02</text:p>
          </table:table-cell>
          <table:table-cell table:style-name="ce64" office:value-type="string">
            <text:p>2500/01-02 <text:s/>discontinu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6">
            <text:p>6</text:p>
          </table:table-cell>
          <table:table-cell table:style-name="ce64" office:value-type="string">
            <text:p>Click on the 'Create this computer' button</text:p>
          </table:table-cell>
          <table:table-cell table:style-name="ce64" office:value-type="string">
            <text:p>Discontinu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7">
            <text:p>7</text:p>
          </table:table-cell>
          <table:table-cell table:style-name="ce64" office:value-type="string">
            <text:p>Click on the 'Discontinued date' field THEN enter the following date format:20160102</text:p>
          </table:table-cell>
          <table:table-cell table:style-name="ce64" office:value-type="string">
            <text:p>20160102 discontinued dat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8">
            <text:p>8</text:p>
          </table:table-cell>
          <table:table-cell table:style-name="ce64" office:value-type="string">
            <text:p>Click on the 'Create this computer' button</text:p>
          </table:table-cell>
          <table:table-cell table:style-name="ce64" office:value-type="string">
            <text:p>Discontinu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2">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9">
            <text:p>9</text:p>
          </table:table-cell>
          <table:table-cell table:style-name="ce64" office:value-type="string">
            <text:p>Click on the 'Introduced date' field THEN enter a Date format: 2018 01 02 (blank space between yyyy MM dd)</text:p>
          </table:table-cell>
          <table:table-cell table:style-name="ce64" office:value-type="string">
            <text:p>Date format 2018 01 02 <text:s/>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0">
            <text:p>10</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office:value-type="string">
            <text:p>1.5.f</text:p>
          </table:table-cell>
          <table:table-cell table:style-name="ce8" office:value-type="string">
            <text:p>Incorrect format on the 'Discontinued date' field for: letters-MM-dd </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5e'</text:p>
          </table:table-cell>
          <table:table-cell table:style-name="ce64" office:value-type="string">
            <text:p><text:s/>'Test5e'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Discontinued date' field THEN enter a Date format: z018-01-02</text:p>
          </table:table-cell>
          <table:table-cell table:style-name="ce64" office:value-type="string">
            <text:p><text:s/>z018-01-02 discontinued date is given. The z018 is underling in red color</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Click on the 'Create this computer' button</text:p>
          </table:table-cell>
          <table:table-cell table:style-name="ce64" office:value-type="string">
            <text:p>Introduced date section is highlighted in pale red. Text font is dark red. Computer is not created. <text:s/>'Add a computer' screen remains op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11" office:value-type="float" office:value="1.6">
            <text:p>1.6</text:p>
          </table:table-cell>
          <table:table-cell table:style-name="ce20" office:value-type="string">
            <text:p><text:s/>'Company' search box field ( keyboard arrow keys)</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text:s/>'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5e'</text:p>
          </table:table-cell>
          <table:table-cell table:style-name="ce64" office:value-type="string">
            <text:p><text:s/>'Test5e'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Company' field</text:p>
          </table:table-cell>
          <table:table-cell table:style-name="ce64" office:value-type="string">
            <text:p>List is displayed showing all the Company's stored in the database</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Using the keyboard Go to down using the arrow key: go down two positions</text:p>
          </table:table-cell>
          <table:table-cell table:style-name="ce64" office:value-type="string">
            <text:p><text:s/>'Thinking Machines.' label is blue highlighted and visible on the Company fiel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5">
            <text:p>5</text:p>
          </table:table-cell>
          <table:table-cell table:style-name="ce64" office:value-type="string">
            <text:p>Using the keyboard Go to up using the arrow key: go up one position</text:p>
          </table:table-cell>
          <table:table-cell table:style-name="ce64" office:value-type="string">
            <text:p>Apple Inc.' label is blue highlighted and visible on the Company fiel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office:value-type="string">
            <text:p>1.6.b</text:p>
          </table:table-cell>
          <table:table-cell table:style-name="ce8" office:value-type="string">
            <text:p><text:s/>'Company' search box (mouse courser)</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text:s/>'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5e'</text:p>
          </table:table-cell>
          <table:table-cell table:style-name="ce64" office:value-type="string">
            <text:p><text:s/>'Test5e'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Company' field</text:p>
          </table:table-cell>
          <table:table-cell table:style-name="ce64" office:value-type="string">
            <text:p>List is displayed showing all the Company's stored in the database</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Using the mouse courser, Go to down in the list AND select NeXT</text:p>
          </table:table-cell>
          <table:table-cell table:style-name="ce64" office:value-type="string">
            <text:p>The company's labels are highlighted on blue when the mouse courser pass over it. NexT is selected and visible on the 'Company' fiel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office:value-type="string">
            <text:p>1.6.c</text:p>
          </table:table-cell>
          <table:table-cell table:style-name="ce8" office:value-type="string">
            <text:p>Add a computer with a 'Company'</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text:s/>'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5e'</text:p>
          </table:table-cell>
          <table:table-cell table:style-name="ce64" office:value-type="string">
            <text:p><text:s/>'Test5e'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3">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Company' field THEN using the mouse courser, Go to down in the list AND select 'NeXT' </text:p>
          </table:table-cell>
          <table:table-cell table:style-name="ce64" office:value-type="string">
            <text:p>NeXT' company is given to 'Test5e' computer</text:p>
          </table:table-cell>
          <table:table-cell table:style-name="ce87" office:value-type="string">
            <text:p><text:span text:style-name="T6">BUG FOUND:</text:span> select company: 'Research in Motion' THEN click on the 'Save his computer' button &gt; 'Oops, an error occurred' screen is displayed. The following information is listed on screen: 'This exception has been logged with id 77648khjj'.</text:p>
          </table:table-cell>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4">
            <text:p>4</text:p>
          </table:table-cell>
          <table:table-cell table:style-name="ce64" office:value-type="string">
            <text:p>Click on the 'Save this computer' button</text:p>
          </table:table-cell>
          <table:table-cell table:style-name="ce64" office:value-type="string">
            <text:p>Play sample application – Computer database screen is displayed (Home screen). Done! Computer 'Test5e' has been creat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8" office:value-type="string">
            <text:p>1.6.d</text:p>
          </table:table-cell>
          <table:table-cell table:style-name="ce20" office:value-type="string">
            <text:p>Verify the introduced date is correctly displayed on the 'Company' column of the grid table</text:p>
          </table:table-cell>
          <table:table-cell table:style-name="ce8" office:value-type="string">
            <text:p>- Machine with Internet access <text:s text:c="3"/><text:s text:c="2"/>-Web browser opened at: <text:s text:c="2"/>http://computer-database.herokuapp/computers -TC 1.6.c, is executed before to run this test</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On the 'filter by name field': using the keyboard enter test6 THEN click on the 'Filter by name' button</text:p>
          </table:table-cell>
          <table:table-cell table:style-name="ce64" office:value-type="string">
            <text:p>The grid is filtered out, showing the record of 'test6' Computer name</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3">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Verify the 'Company' column </text:p>
          </table:table-cell>
          <table:table-cell table:style-name="ce64" office:value-type="string">
            <text:p>Next' company is visible </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8" office:value-type="float" office:value="1.7">
            <text:p>1.7</text:p>
          </table:table-cell>
          <table:table-cell table:style-name="ce8" office:value-type="string">
            <text:p>To verify that the 'Computer name description given to a computer cannot be duplicated on the database</text:p>
          </table:table-cell>
          <table:table-cell table:style-name="ce8" office:value-type="string">
            <text:p><text:s/>- Machine with Internet access <text:s text:c="2"/><text:s text:c="2"/>-Web browser opened at: <text:s text:c="2"/>http://computer-database.herokuapp/computers -TC 1.3 is executed before to run this test </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text:s/>Click on the 'Add a new computer' button</text:p>
          </table:table-cell>
          <table:table-cell table:style-name="ce64" office:value-type="string">
            <text:p><text:s/>'Add a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THEN enter text description: 'Testqa'</text:p>
          </table:table-cell>
          <table:table-cell table:style-name="ce64" office:value-type="string">
            <text:p><text:s/>'Testqa' computer name is giv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4">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Create this computer' button</text:p>
          </table:table-cell>
          <table:table-cell table:style-name="ce64" office:value-type="string">
            <text:p>Done! Computer test1 has been created', this section is highlighted on pale orange. 'Done!' word is bold Play sample application – Computer database screen is displayed (Home screen). Done! Computer 'Testqa'' has been created</text:p>
          </table:table-cell>
          <table:table-cell table:style-name="ce87" office:value-type="string">
            <text:p><text:span text:style-name="T7">Possible bug found: </text:span><text:s/>Computer has been duplicated. The systems allows to have multiples computers with the exact same information. In this particular case: computer 'test1' is created two times without any incidence The 'Computer name' field does not identify an <text:s/>existing description on the database.</text:p>
          </table:table-cell>
          <table:table-cell table:style-name="ce95" office:value-type="string">
            <text:p><text:span text:style-name="T7">Internal improvement </text:span><text:span text:style-name="T7">suggestion:</text:span><text:span text:style-name="T8"> <text:s/></text:span><text:span text:style-name="T9"><text:s text:c="4"/></text:span>When a computer name exists on the system, and the user attempts to create a new computer with the same 'computer name' description. <text:s text:c="10"/>- The suggestion is to add: a blocking pop-up notification <text:s/>displayed with the message: This computer name already exist in the system, duplication is not allowed in this case</text:p>
          </table:table-cell>
          <table:table-cell table:style-name="ce57"/>
          <table:table-cell table:style-name="ce97" table:number-columns-repeated="15"/>
          <table:table-cell table:style-name="ce57" table:number-columns-repeated="13"/>
          <table:table-cell table:number-columns-repeated="981"/>
        </table:table-row>
        <table:table-row table:style-name="ro8">
          <table:table-cell table:style-name="ce8" office:value-type="float" office:value="1.8">
            <text:p>1.8</text:p>
          </table:table-cell>
          <table:table-cell table:style-name="ce8" office:value-type="string">
            <text:p>Very long description on the 'Computer name' field</text:p>
          </table:table-cell>
          <table:table-cell table:style-name="ce4" office:value-type="string">
            <text:p>- Machine with Internet access <text:s text:c="3"/><text:s/>-Web browser opened at: <text:s text:c="2"/>http://computer-database.herokuapp/computers</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Click on the 'Add a new computer' button</text:p>
          </table:table-cell>
          <table:table-cell table:style-name="ce64" office:value-type="string">
            <text:p><text:s/>'Add a new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5">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Click on the 'Computer name' field with the mouse THEN enter text description: bbbbbbbbbbbbbbbbbbbbbbbbbbbbbbbbbbbbbbbbbbbbbbbbbbbbbbbbbbbbbbbbbbbbbbbbbbbbbbbbbbbbbbbbbbbbbbbbbbbbbbbbbbbbbbbbbbbbbbbbbbbbbbbbbbbbbbbbbbbbbbbbbbbbbbbbbbbbbbbbbbbbbbbbbbbbbbbbbbbbbbbbbbbbbbbbbbbbbbbbbbbbbbbbbbbbbbbbbbbbbbbbbbbbbbbbbbbbbbbbbbbbbbbbbbbbbbbbbbbbbbb .........</text:p>
          </table:table-cell>
          <table:table-cell table:style-name="ce64" office:value-type="string">
            <text:p>bbbbbbbbbbbbb............. long description name is given to 'Computer name' </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Save this computer' button</text:p>
          </table:table-cell>
          <table:table-cell table:style-name="ce64" office:value-type="string">
            <text:p>'Done! Computer bbbbbbbbbbbbbbbbbbbbbbbbb.............has been created', this section is highlighted on pale orange 'Done!' word is bold style</text:p>
          </table:table-cell>
          <table:table-cell table:style-name="ce87" office:value-type="string">
            <text:p><text:span text:style-name="T7">Possible bug found:</text:span> After a computer is created with a very long 'computer name' description, the UX layout of the Home screen is not user friendly </text:p>
          </table:table-cell>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8" office:value-type="float" office:value="2">
            <text:p>2</text:p>
          </table:table-cell>
          <table:table-cell table:style-name="ce8" office:value-type="string">
            <text:p>Delete a computer</text:p>
          </table:table-cell>
          <table:table-cell table:style-name="ce8" office:value-type="string">
            <text:p>- Machine with Internet access <text:s text:c="3"/><text:s/>-Web browser opened at: <text:s text:c="2"/>http://computer-database.herokuapp/computers -TC 1.3 is executed before to run this test </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On the 'Filter by name field': using the keyboard enter 'Testqa' THEN click on the 'Filter by name' button </text:p>
          </table:table-cell>
          <table:table-cell table:style-name="ce64" office:value-type="string">
            <text:p><text:s/>'Testqa' is displayed on the grid table</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On the grid table, select 'Testqa'</text:p>
          </table:table-cell>
          <table:table-cell table:style-name="ce64" office:value-type="string">
            <text:p><text:s/>'Edit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6">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Click on the 'Delete this computer' button</text:p>
          </table:table-cell>
          <table:table-cell table:style-name="ce64" office:value-type="string">
            <text:p><text:s/>Play sample application – Computer database screen is displayed (Home screen). <text:s text:c="3"/>Done! Computer has been deleted (section highlighted on pale brown) </text:p>
          </table:table-cell>
          <table:table-cell table:style-name="ce88"/>
          <table:table-cell table:style-name="ce96" office:value-type="string">
            <text:p><text:span text:style-name="T7">Internal improvement </text:span><text:span text:style-name="T7">suggestion:</text:span> <text:s text:c="4"/>When the 'Delete this computer' button is clicked, a confirmation popup window could be displayed with the following description: Are you sure you want to delete this Computer? The buttons 'Yes' and 'No' are visible and enabled. After pressing the 'Yes' button record is deleted. If 'No button is pressed/clicked, the computer is not deleted, and 'Edit computer' screen remains open</text:p>
          </table:table-cell>
          <table:table-cell table:style-name="ce57"/>
          <table:table-cell table:style-name="ce97" table:number-columns-repeated="15"/>
          <table:table-cell table:style-name="ce57" table:number-columns-repeated="13"/>
          <table:table-cell table:number-columns-repeated="981"/>
        </table:table-row>
        <table:table-row table:style-name="ro11">
          <table:table-cell table:style-name="ce8" office:value-type="float" office:value="3">
            <text:p>3</text:p>
          </table:table-cell>
          <table:table-cell table:style-name="ce8" office:value-type="string">
            <text:p>Edit an existing computer</text:p>
          </table:table-cell>
          <table:table-cell table:style-name="ce8" office:value-type="string">
            <text:p>- Machine with Internet access <text:s text:c="3"/><text:s/>-Web browser opened at: <text:s text:c="2"/>http://computer-database.herokuapp/computers <text:s/><text:s/>-TC1.5.a <text:s/>executed before to run this test </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9"/>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On the 'Filter by name field': using the keyboard enter 'test3' THEN click on the 'Filter by name' button</text:p>
          </table:table-cell>
          <table:table-cell table:style-name="ce64" office:value-type="string">
            <text:p><text:s/>'test3' computer is displayed on the gri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3">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on the grid, select the computer 'test3'</text:p>
          </table:table-cell>
          <table:table-cell table:style-name="ce64" office:value-type="string">
            <text:p>Edit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9">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Modify at least one field THEN click on the 'Save this computer' button</text:p>
          </table:table-cell>
          <table:table-cell table:style-name="ce64" office:value-type="string">
            <text:p>Play sample application – Computer database screen is displayed. (Home screen). Done! Computer 'test3' has been updat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8" office:value-type="float" office:value="3.1">
            <text:p>3.1</text:p>
          </table:table-cell>
          <table:table-cell table:style-name="ce8" office:value-type="string">
            <text:p>Cancel edit an existing computer </text:p>
          </table:table-cell>
          <table:table-cell table:style-name="ce8" office:value-type="string">
            <text:p>- Machine with Internet access <text:s text:c="3"/><text:s/>-Web browser opened at: <text:s text:c="2"/>http://computer-database.herokuapp/computers <text:s/><text:s/>-TC1.5.a <text:s/>executed before to run this test </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9"/>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On the 'Filter by name field': using the keyboard enter 'test3' THEN click on the 'Filter by name' button</text:p>
          </table:table-cell>
          <table:table-cell table:style-name="ce64" office:value-type="string">
            <text:p><text:s/>'test3' computer is displayed on the gri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2">
            <text:p>2</text:p>
          </table:table-cell>
          <table:table-cell table:style-name="ce64" office:value-type="string">
            <text:p>On the grid table, select the computer 'test3'</text:p>
          </table:table-cell>
          <table:table-cell table:style-name="ce64" office:value-type="string">
            <text:p><text:s/>'Edit computer' screen is display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3">
            <text:p>3</text:p>
          </table:table-cell>
          <table:table-cell table:style-name="ce64" office:value-type="string">
            <text:p>Modify at least one field THEN click on the 'Cancel' button</text:p>
          </table:table-cell>
          <table:table-cell table:style-name="ce64" office:value-type="string">
            <text:p>Play sample application – Computer database screen is displayed. (Home screen). The existing computer is not modified</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8" office:value-type="float" office:value="4">
            <text:p>4</text:p>
          </table:table-cell>
          <table:table-cell table:style-name="ce8" office:value-type="string">
            <text:p><text:s/>'Filter by name' field on home screen</text:p>
          </table:table-cell>
          <table:table-cell table:style-name="ce8" office:value-type="string">
            <text:p>- Machine with Internet access <text:s text:c="3"/><text:s/>-Web browser opened at: <text:s text:c="2"/>http://computer-database.herokuapp/computers <text:s/><text:s/>-TC1.5.a <text:s/>executed before to run this test </text:p>
          </table:table-cell>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TestCase</text:p>
          </table:table-cell>
          <table:table-cell table:style-name="ce64" table:number-columns-repeated="3"/>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8" table:number-columns-repeated="3"/>
          <table:table-cell table:style-name="ce25" table:content-validation-name="val1"/>
          <table:table-cell table:style-name="ce37" table:content-validation-name="val2"/>
          <table:table-cell table:style-name="ce48" table:content-validation-name="val3" table:number-columns-repeated="3"/>
          <table:table-cell table:style-name="ce57" table:content-validation-name="val4" office:value-type="string">
            <text:p>&gt;TestStep</text:p>
          </table:table-cell>
          <table:table-cell table:style-name="ce64" office:value-type="float" office:value="1">
            <text:p>1</text:p>
          </table:table-cell>
          <table:table-cell table:style-name="ce64" office:value-type="string">
            <text:p>On the 'Filter by name field': using the keyboard enter 'test3' THEN click on the 'Filter by name' button</text:p>
          </table:table-cell>
          <table:table-cell table:style-name="ce67" office:value-type="string">
            <text:p>Computer name 'test3' is listed on screen</text:p>
          </table:table-cell>
          <table:table-cell table:style-name="ce8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12" office:value-type="float" office:value="4.1">
            <text:p>4.1</text:p>
          </table:table-cell>
          <table:table-cell table:style-name="ce12" office:value-type="string">
            <text:p>Clear up 'Filter by name' field search</text:p>
          </table:table-cell>
          <table:table-cell table:style-name="ce8" office:value-type="string">
            <text:p>- Machine with Internet access <text:s text:c="3"/><text:s/>-Web browser opened at: <text:s text:c="2"/>http://computer-database.herokuapp/computers <text:s/><text:s/>-TC1.5.a is executed before to run this test </text:p>
          </table:table-cell>
          <table:table-cell table:style-name="ce28" table:content-validation-name="val1"/>
          <table:table-cell table:style-name="ce40" table:content-validation-name="val2"/>
          <table:table-cell table:style-name="ce51" table:content-validation-name="val3" table:number-columns-repeated="3"/>
          <table:table-cell table:style-name="ce57" table:content-validation-name="val4" office:value-type="string">
            <text:p>TestCase</text:p>
          </table:table-cell>
          <table:table-cell table:style-name="ce67" table:number-columns-repeated="3"/>
          <table:table-cell table:style-name="ce90"/>
          <table:table-cell table:style-name="ce57" table:number-columns-repeated="2"/>
          <table:table-cell table:style-name="ce97" table:number-columns-repeated="15"/>
          <table:table-cell table:style-name="ce57" table:number-columns-repeated="13"/>
          <table:table-cell table:number-columns-repeated="981"/>
        </table:table-row>
        <table:table-row table:style-name="ro7">
          <table:table-cell table:style-name="ce12" table:number-columns-repeated="3"/>
          <table:table-cell table:style-name="ce28" table:content-validation-name="val1"/>
          <table:table-cell table:style-name="ce40" table:content-validation-name="val2"/>
          <table:table-cell table:style-name="ce51" table:content-validation-name="val3" table:number-columns-repeated="3"/>
          <table:table-cell table:style-name="ce57" table:content-validation-name="val4" office:value-type="string">
            <text:p>&gt;TestStep</text:p>
          </table:table-cell>
          <table:table-cell table:style-name="ce67" office:value-type="float" office:value="1">
            <text:p>1</text:p>
          </table:table-cell>
          <table:table-cell table:style-name="ce64" office:value-type="string">
            <text:p>On the 'Filter by name field': using the keyboard enter 'test3' THEN click on the 'Filter by name' button</text:p>
          </table:table-cell>
          <table:table-cell table:style-name="ce67" office:value-type="string">
            <text:p>Computer name 'test3' is listed on screen</text:p>
          </table:table-cell>
          <table:table-cell table:style-name="ce90"/>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10" table:number-columns-repeated="3"/>
          <table:table-cell table:style-name="ce27" table:content-validation-name="val1"/>
          <table:table-cell table:style-name="ce39" table:content-validation-name="val2"/>
          <table:table-cell table:style-name="ce50" table:content-validation-name="val3" table:number-columns-repeated="3"/>
          <table:table-cell table:style-name="ce57" table:content-validation-name="val4" office:value-type="string">
            <text:p>&gt;TestStep</text:p>
          </table:table-cell>
          <table:table-cell table:style-name="ce66" office:value-type="float" office:value="2">
            <text:p>2</text:p>
          </table:table-cell>
          <table:table-cell table:style-name="ce66" office:value-type="string">
            <text:p>Click on the 'x' button</text:p>
          </table:table-cell>
          <table:table-cell table:style-name="ce66" office:value-type="string">
            <text:p><text:s/>'test3' is removed from field AND <text:s/>'Filter by computer name...' text description is visible</text:p>
          </table:table-cell>
          <table:table-cell table:style-name="ce84"/>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10" table:number-columns-repeated="3"/>
          <table:table-cell table:style-name="ce27" table:content-validation-name="val1"/>
          <table:table-cell table:style-name="ce39" table:content-validation-name="val2"/>
          <table:table-cell table:style-name="ce50" table:content-validation-name="val3" table:number-columns-repeated="3"/>
          <table:table-cell table:style-name="ce57" table:content-validation-name="val4" office:value-type="string">
            <text:p>&gt;TestStep</text:p>
          </table:table-cell>
          <table:table-cell table:style-name="ce66" office:value-type="float" office:value="3">
            <text:p>3</text:p>
          </table:table-cell>
          <table:table-cell table:style-name="ce66" office:value-type="string">
            <text:p>Click on the 'Filter by name' button</text:p>
          </table:table-cell>
          <table:table-cell table:style-name="ce66" office:value-type="string">
            <text:p>The filtering option of the grid is removed. All the existing computer names are displayed on the grid</text:p>
          </table:table-cell>
          <table:table-cell table:style-name="ce84"/>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13" office:value-type="float" office:value="4.2">
            <text:p>4.2</text:p>
          </table:table-cell>
          <table:table-cell table:style-name="ce13" office:value-type="string">
            <text:p>Smart search on the 'Filter by name' <text:s/>field</text:p>
          </table:table-cell>
          <table:table-cell table:style-name="ce8" office:value-type="string">
            <text:p>- Machine with Internet access <text:s text:c="3"/><text:s/>-Web browser opened at: <text:s text:c="2"/>http://computer-database.herokuapp/computers <text:s/><text:s/>-TC1.5.a is executed before to run this test </text:p>
          </table:table-cell>
          <table:table-cell table:style-name="ce29" table:content-validation-name="val1"/>
          <table:table-cell table:style-name="ce41" table:content-validation-name="val2"/>
          <table:table-cell table:style-name="ce52" table:content-validation-name="val3" table:number-columns-repeated="3"/>
          <table:table-cell table:style-name="ce57" table:content-validation-name="val4" office:value-type="string">
            <text:p>TestCase</text:p>
          </table:table-cell>
          <table:table-cell table:style-name="ce68" table:number-columns-repeated="3"/>
          <table:table-cell table:style-name="ce91"/>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13" table:number-columns-repeated="3"/>
          <table:table-cell table:style-name="ce29" table:content-validation-name="val1"/>
          <table:table-cell table:style-name="ce41" table:content-validation-name="val2"/>
          <table:table-cell table:style-name="ce52" table:content-validation-name="val3" table:number-columns-repeated="3"/>
          <table:table-cell table:style-name="ce57" table:content-validation-name="val4" office:value-type="string">
            <text:p>&gt;TestStep</text:p>
          </table:table-cell>
          <table:table-cell table:style-name="ce68" office:value-type="float" office:value="1">
            <text:p>1</text:p>
          </table:table-cell>
          <table:table-cell table:style-name="ce68" office:value-type="string">
            <text:p>On the 'Filter by name field' enter the following description: 'tes' THEN click on the 'Filter by name' button</text:p>
          </table:table-cell>
          <table:table-cell table:style-name="ce68" office:value-type="string">
            <text:p>The grid displays all the existing computers that contains the word 'tes' </text:p>
          </table:table-cell>
          <table:table-cell table:style-name="ce91"/>
          <table:table-cell table:style-name="ce57" table:number-columns-repeated="2"/>
          <table:table-cell table:style-name="ce97" table:number-columns-repeated="15"/>
          <table:table-cell table:style-name="ce57" table:number-columns-repeated="13"/>
          <table:table-cell table:number-columns-repeated="981"/>
        </table:table-row>
        <table:table-row table:style-name="ro13">
          <table:table-cell table:style-name="ce14" office:value-type="float" office:value="5">
            <text:p>5</text:p>
          </table:table-cell>
          <table:table-cell table:style-name="ce14" office:value-type="string">
            <text:p>Redirection to home screen by clicking on the 'Play sample application – Computer database'</text:p>
          </table:table-cell>
          <table:table-cell table:style-name="ce8" office:value-type="string">
            <text:p>- Machine with Internet access <text:s text:c="3"/><text:s/>-Web browser opened at: <text:s text:c="2"/>http://computer-database.herokuapp/computers <text:s/><text:s/>-TC1.5.a is executed before to run this test <text:s text:c="33"/><text:s/></text:p>
          </table:table-cell>
          <table:table-cell table:style-name="ce30" table:content-validation-name="val1"/>
          <table:table-cell table:style-name="ce42" table:content-validation-name="val2"/>
          <table:table-cell table:style-name="ce53" table:content-validation-name="val3" table:number-columns-repeated="3"/>
          <table:table-cell table:style-name="ce57" table:content-validation-name="val4" office:value-type="string">
            <text:p>TestCase</text:p>
          </table:table-cell>
          <table:table-cell table:style-name="ce69" table:number-columns-repeated="3"/>
          <table:table-cell table:style-name="ce9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14" table:number-columns-repeated="3"/>
          <table:table-cell table:style-name="ce30" table:content-validation-name="val1"/>
          <table:table-cell table:style-name="ce42" table:content-validation-name="val2"/>
          <table:table-cell table:style-name="ce53" table:content-validation-name="val3" table:number-columns-repeated="3"/>
          <table:table-cell table:style-name="ce57" table:content-validation-name="val4" office:value-type="string">
            <text:p>&gt;TestStep</text:p>
          </table:table-cell>
          <table:table-cell table:style-name="ce69" office:value-type="float" office:value="1">
            <text:p>1</text:p>
          </table:table-cell>
          <table:table-cell table:style-name="ce68" office:value-type="string">
            <text:p>On the 'Filter by name field' enter the following description: 'tes' THEN click on the 'Filter by name' button</text:p>
          </table:table-cell>
          <table:table-cell table:style-name="ce68" office:value-type="string">
            <text:p>The grid displays all the existing computers that contains the word 'tes' </text:p>
          </table:table-cell>
          <table:table-cell table:style-name="ce9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0">
          <table:table-cell table:style-name="ce14" table:number-columns-repeated="3"/>
          <table:table-cell table:style-name="ce30" table:content-validation-name="val1"/>
          <table:table-cell table:style-name="ce42" table:content-validation-name="val2"/>
          <table:table-cell table:style-name="ce53" table:content-validation-name="val3" table:number-columns-repeated="3"/>
          <table:table-cell table:style-name="ce57" table:content-validation-name="val4" office:value-type="string">
            <text:p>&gt;TestStep</text:p>
          </table:table-cell>
          <table:table-cell table:style-name="ce69" office:value-type="float" office:value="2">
            <text:p>2</text:p>
          </table:table-cell>
          <table:table-cell table:style-name="ce69" office:value-type="string">
            <text:p>Click on the 'Play sample application – Computer database' text</text:p>
          </table:table-cell>
          <table:table-cell table:style-name="ce64" office:value-type="string">
            <text:p>Play sample application – Computer database screen is displayed. (Home screen)</text:p>
          </table:table-cell>
          <table:table-cell table:style-name="ce92"/>
          <table:table-cell table:style-name="ce57" table:number-columns-repeated="2"/>
          <table:table-cell table:style-name="ce97" table:number-columns-repeated="15"/>
          <table:table-cell table:style-name="ce57" table:number-columns-repeated="13"/>
          <table:table-cell table:number-columns-repeated="981"/>
        </table:table-row>
        <table:table-row table:style-name="ro11">
          <table:table-cell table:style-name="ce15" office:value-type="float" office:value="6">
            <text:p>6</text:p>
          </table:table-cell>
          <table:table-cell table:style-name="ce15" office:value-type="string">
            <text:p>Get computers records sorted out in descending /ascending order on the grid table</text:p>
          </table:table-cell>
          <table:table-cell table:style-name="ce8" office:value-type="string">
            <text:p>- Machine with Internet access <text:s text:c="3"/><text:s/>-Web browser opened at: <text:s text:c="2"/>http://computer-database.herokuapp/computers <text:s/><text:s/>- multiples computers are required on the database</text:p>
          </table:table-cell>
          <table:table-cell table:style-name="ce31" table:content-validation-name="val1"/>
          <table:table-cell table:style-name="ce43" table:content-validation-name="val2"/>
          <table:table-cell table:style-name="ce54" table:content-validation-name="val3" table:number-columns-repeated="3"/>
          <table:table-cell table:style-name="ce57" table:content-validation-name="val4" office:value-type="string">
            <text:p>TestCase</text:p>
          </table:table-cell>
          <table:table-cell table:style-name="ce70" table:number-columns-repeated="3"/>
          <table:table-cell table:style-name="ce93"/>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table-cell table:style-name="ce15" table:number-columns-repeated="3"/>
          <table:table-cell table:style-name="ce31" table:content-validation-name="val1"/>
          <table:table-cell table:style-name="ce43" table:content-validation-name="val2"/>
          <table:table-cell table:style-name="ce54" table:content-validation-name="val3" table:number-columns-repeated="3"/>
          <table:table-cell table:style-name="ce57" table:content-validation-name="val4" office:value-type="string">
            <text:p>&gt;TestStep</text:p>
          </table:table-cell>
          <table:table-cell table:style-name="ce70" office:value-type="float" office:value="1">
            <text:p>1</text:p>
          </table:table-cell>
          <table:table-cell table:style-name="ce70" office:value-type="string">
            <text:p>On the grid table, using the mouse, click on the column header</text:p>
          </table:table-cell>
          <table:table-cell table:style-name="ce70" office:value-type="string">
            <text:p>Computers records are sorted out</text:p>
          </table:table-cell>
          <table:table-cell table:style-name="ce94" office:value-type="string">
            <text:p><text:span text:style-name="T7">Bug found:</text:span> <text:s text:c="33"/><text:s text:c="6"/>The functionality of sorting out the grid table WHEN the column header is selected, is not working as expected</text:p>
          </table:table-cell>
          <table:table-cell table:style-name="ce57" table:number-columns-repeated="2"/>
          <table:table-cell table:style-name="ce97" table:number-columns-repeated="15"/>
          <table:table-cell table:style-name="ce57" table:number-columns-repeated="13"/>
          <table:table-cell table:number-columns-repeated="981"/>
        </table:table-row>
        <table:table-row table:style-name="ro8" table:number-rows-repeated="1048433">
          <table:table-cell table:number-columns-repeated="1024"/>
        </table:table-row>
        <table:table-row table:style-name="ro8">
          <table:table-cell table:number-columns-repeated="1024"/>
        </table:table-row>
        <table:named-expressions/>
      </table:table>
      <table:named-expressions>
        <table:named-expression table:name="FlagValues" table:base-cell-address="$'Test Cases'.$A$1" table:expression="$#REF!.$E$3:$E$4"/>
        <table:named-expression table:name="Inc_Lookups" table:base-cell-address="$'Test Cases'.$A$1" table:expression="$#REF!.$O$1"/>
        <table:named-expression table:name="Inc_Priority" table:base-cell-address="$'Test Cases'.$A$1" table:expression="$#REF!.$S$3:$S$6"/>
        <table:named-expression table:name="Inc_Severity" table:base-cell-address="$'Test Cases'.$A$1" table:expression="$#REF!.$U$3:$U$6"/>
        <table:named-expression table:name="Inc_Status" table:base-cell-address="$'Test Cases'.$A$1" table:expression="$#REF!.$Q$3:$Q$10"/>
        <table:named-expression table:name="Inc_Type" table:base-cell-address="$'Test Cases'.$A$1" table:expression="$#REF!.$O$3:$O$10"/>
        <table:named-expression table:name="Req_Importance" table:base-cell-address="$'Test Cases'.$A$1" table:expression="$#REF!.$C$3:$C$6"/>
        <table:named-expression table:name="Req_Status" table:base-cell-address="$'Test Cases'.$A$1" table:expression="$#REF!.$A$3:$A$12"/>
        <table:named-expression table:name="Task_Priority" table:base-cell-address="$'Test Cases'.$A$1" table:expression="$#REF!.$M$3:$M$6"/>
        <table:named-expression table:name="Task_Status" table:base-cell-address="$'Test Cases'.$A$1" table:expression="$#REF!.$K$3:$K$10"/>
        <table:named-expression table:name="TestCase_Priority" table:base-cell-address="$'Test Cases'.$A$1" table:expression="$#REF!.$H$3:$H$6"/>
        <table:named-expression table:name="TestCase_Type" table:base-cell-address="$'Test Cases'.$A$1" table:expression="$#REF!.$J$3:$J$5"/>
        <table:named-expression table:name="TestRun_Status" table:base-cell-address="$'Test Cases'.$A$1" table:expression="$#REF!.$W$3:$W$8"/>
        <table:named-expression table:name="TestSet_Status" table:base-cell-address="$'Test Cases'.$A$1" table:expression="$#REF!.$F$3:$F$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8000" number:language="en">
      <number:number number:min-integer-digits="1"/>
    </number:number-style>
    <number:number-style style:name="N118">
      <number:number number:decimal-places="0" number:min-integer-digits="5"/>
    </number:number-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3P0" style:volatile="true" number:language="en">
      <number:number number:decimal-places="0" number:min-integer-digits="1" number:grouping="true"/>
      <number:text> </number:text>
    </number:number-style>
    <number:number-style style:name="N8123P1" style:volatile="true" number:language="en">
      <number:text>-</number:text>
      <number:number number:decimal-places="0" number:min-integer-digits="1" number:grouping="true"/>
      <number:text> </number:text>
    </number:number-style>
    <number:number-style style:name="N8123P2" style:volatile="true" number:language="en">
      <number:text> - </number:text>
    </number:number-style>
    <number:text-style style:name="N8123" number:language="en">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number number:decimal-places="2" number:min-integer-digits="1" number:grouping="true"/>
      <number:text> </number:text>
    </number:number-style>
    <number:number-style style:name="N8127P1" style:volatile="true" number:language="en">
      <number:text>-</number:text>
      <number:number number:decimal-places="2" number:min-integer-digits="1" number:grouping="true"/>
      <number:text> </number:text>
    </number:number-style>
    <number:number-style style:name="N8127P2" style:volatile="true" number:language="en">
      <number:text> -</number:text>
      <number:number number:decimal-places="0" number:min-integer-digits="0"/>
      <number:text> </number:text>
    </number:number-style>
    <number:text-style style:name="N8127" number:language="en">
      <number:text-content/>
      <number:text> </number:text>
      <style:map style:condition="value()&gt;0" style:apply-style-name="N8127P0"/>
      <style:map style:condition="value()&lt;0" style:apply-style-name="N8127P1"/>
      <style:map style:condition="value()=0" style:apply-style-name="N8127P2"/>
    </number:text-style>
    <number:time-style style:name="N8128" number:language="en">
      <number:minutes number:style="long"/>
      <number:text>:</number:text>
      <number:seconds number:style="long"/>
    </number:time-style>
    <number:time-style style:name="N8129" number:language="en" number:truncate-on-overflow="false">
      <number:hours/>
      <number:text>:</number:text>
      <number:minutes number:style="long"/>
      <number:text>:</number:text>
      <number:seconds number:style="long"/>
    </number:time-style>
    <number:time-style style:name="N8130" number:language="en">
      <number:minutes number:style="long"/>
      <number:text>:</number:text>
      <number:seconds number:style="long" number:decimal-places="1"/>
    </number:time-style>
    <number:number-style style:name="N8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36" style:display-name="ConditionalStyle_36" style:family="table-cell" style:parent-style-name="Default">
      <style:table-cell-properties fo:background-color="#c0c0c0"/>
    </style:style>
    <style:style style:name="ConditionalStyle_5f_35" style:display-name="ConditionalStyle_35" style:family="table-cell" style:parent-style-name="Default">
      <style:table-cell-properties fo:background-color="#c0c0c0"/>
    </style:style>
    <style:style style:name="ConditionalStyle_5f_34" style:display-name="ConditionalStyle_34" style:family="table-cell" style:parent-style-name="Default">
      <style:table-cell-properties fo:background-color="#c0c0c0"/>
    </style:style>
    <style:style style:name="ConditionalStyle_5f_33" style:display-name="ConditionalStyle_33" style:family="table-cell" style:parent-style-name="Default">
      <style:table-cell-properties fo:background-color="#c0c0c0"/>
    </style:style>
    <style:style style:name="ConditionalStyle_5f_32" style:display-name="ConditionalStyle_32" style:family="table-cell" style:parent-style-name="Default">
      <style:table-cell-properties fo:background-color="#c0c0c0"/>
    </style:style>
    <style:style style:name="ConditionalStyle_5f_31" style:display-name="ConditionalStyle_31" style:family="table-cell" style:parent-style-name="Default">
      <style:table-cell-properties fo:background-color="#c0c0c0"/>
    </style:style>
    <style:style style:name="ConditionalStyle_5f_30" style:display-name="ConditionalStyle_30" style:family="table-cell" style:parent-style-name="Default">
      <style:table-cell-properties fo:background-color="#c0c0c0"/>
    </style:style>
    <style:style style:name="ConditionalStyle_5f_29" style:display-name="ConditionalStyle_29" style:family="table-cell" style:parent-style-name="Default">
      <style:table-cell-properties fo:background-color="#c0c0c0"/>
    </style:style>
    <style:style style:name="ConditionalStyle_5f_28" style:display-name="ConditionalStyle_28" style:family="table-cell" style:parent-style-name="Default">
      <style:table-cell-properties fo:background-color="#c0c0c0"/>
    </style:style>
    <style:style style:name="ConditionalStyle_5f_27" style:display-name="ConditionalStyle_27" style:family="table-cell" style:parent-style-name="Default">
      <style:table-cell-properties fo:background-color="#c0c0c0"/>
    </style:style>
    <style:style style:name="ConditionalStyle_5f_26" style:display-name="ConditionalStyle_26" style:family="table-cell" style:parent-style-name="Default">
      <style:table-cell-properties fo:background-color="#c0c0c0"/>
    </style:style>
    <style:style style:name="ConditionalStyle_5f_25" style:display-name="ConditionalStyle_25" style:family="table-cell" style:parent-style-name="Default">
      <style:table-cell-properties fo:background-color="#c0c0c0"/>
    </style:style>
    <style:style style:name="ConditionalStyle_5f_24" style:display-name="ConditionalStyle_24" style:family="table-cell" style:parent-style-name="Default">
      <style:table-cell-properties fo:background-color="#c0c0c0"/>
    </style:style>
    <style:style style:name="ConditionalStyle_5f_23" style:display-name="ConditionalStyle_23" style:family="table-cell" style:parent-style-name="Default">
      <style:table-cell-properties fo:background-color="#c0c0c0"/>
    </style:style>
    <style:style style:name="ConditionalStyle_5f_22" style:display-name="ConditionalStyle_22" style:family="table-cell" style:parent-style-name="Default">
      <style:table-cell-properties fo:background-color="#c0c0c0"/>
    </style:style>
    <style:style style:name="ConditionalStyle_5f_21" style:display-name="ConditionalStyle_21" style:family="table-cell" style:parent-style-name="Default">
      <style:table-cell-properties fo:background-color="#c0c0c0"/>
    </style:style>
    <style:style style:name="ConditionalStyle_5f_20" style:display-name="ConditionalStyle_20" style:family="table-cell" style:parent-style-name="Default">
      <style:table-cell-properties fo:background-color="#c0c0c0"/>
    </style:style>
    <style:style style:name="ConditionalStyle_5f_19" style:display-name="ConditionalStyle_19" style:family="table-cell" style:parent-style-name="Default">
      <style:table-cell-properties fo:background-color="#c0c0c0"/>
    </style:style>
    <style:style style:name="ConditionalStyle_5f_18" style:display-name="ConditionalStyle_18" style:family="table-cell" style:parent-style-name="Default">
      <style:table-cell-properties fo:background-color="#c0c0c0"/>
    </style:style>
    <style:style style:name="ConditionalStyle_5f_17" style:display-name="ConditionalStyle_17" style:family="table-cell" style:parent-style-name="Default">
      <style:table-cell-properties fo:background-color="#c0c0c0"/>
    </style:style>
    <style:style style:name="ConditionalStyle_5f_16" style:display-name="ConditionalStyle_16" style:family="table-cell" style:parent-style-name="Default">
      <style:table-cell-properties fo:background-color="#c0c0c0"/>
    </style:style>
    <style:style style:name="ConditionalStyle_5f_15" style:display-name="ConditionalStyle_15" style:family="table-cell" style:parent-style-name="Default">
      <style:table-cell-properties fo:background-color="#c0c0c0"/>
    </style:style>
    <style:style style:name="ConditionalStyle_5f_14" style:display-name="ConditionalStyle_14" style:family="table-cell" style:parent-style-name="Default">
      <style:table-cell-properties fo:background-color="#c0c0c0"/>
    </style:style>
    <style:style style:name="ConditionalStyle_5f_13" style:display-name="ConditionalStyle_13" style:family="table-cell" style:parent-style-name="Default">
      <style:table-cell-properties fo:background-color="#c0c0c0"/>
    </style:style>
    <style:style style:name="ConditionalStyle_5f_12" style:display-name="ConditionalStyle_12" style:family="table-cell" style:parent-style-name="Default">
      <style:table-cell-properties fo:background-color="#c0c0c0"/>
    </style:style>
    <style:style style:name="ConditionalStyle_5f_11" style:display-name="ConditionalStyle_11" style:family="table-cell" style:parent-style-name="Default">
      <style:table-cell-properties fo:background-color="#c0c0c0"/>
    </style:style>
    <style:style style:name="ConditionalStyle_5f_10" style:display-name="ConditionalStyle_10" style:family="table-cell" style:parent-style-name="Default">
      <style:table-cell-properties fo:background-color="#c0c0c0"/>
    </style:style>
    <style:style style:name="ConditionalStyle_5f_9" style:display-name="ConditionalStyle_9" style:family="table-cell" style:parent-style-name="Default">
      <style:table-cell-properties fo:background-color="#c0c0c0"/>
    </style:style>
    <style:style style:name="ConditionalStyle_5f_8" style:display-name="ConditionalStyle_8" style:family="table-cell" style:parent-style-name="Default">
      <style:table-cell-properties fo:background-color="#c0c0c0"/>
    </style:style>
    <style:style style:name="ConditionalStyle_5f_7" style:display-name="ConditionalStyle_7" style:family="table-cell" style:parent-style-name="Default">
      <style:table-cell-properties fo:background-color="#c0c0c0"/>
    </style:style>
    <style:style style:name="ConditionalStyle_5f_6" style:display-name="ConditionalStyle_6" style:family="table-cell" style:parent-style-name="Default">
      <style:table-cell-properties fo:background-color="#c0c0c0"/>
    </style:style>
    <style:style style:name="ConditionalStyle_5f_5" style:display-name="ConditionalStyle_5" style:family="table-cell" style:parent-style-name="Default">
      <style:table-cell-properties fo:background-color="#c0c0c0"/>
    </style:style>
    <style:style style:name="ConditionalStyle_5f_4" style:display-name="ConditionalStyle_4" style:family="table-cell" style:parent-style-name="Default">
      <style:table-cell-properties fo:background-color="#c0c0c0"/>
    </style:style>
    <style:style style:name="ConditionalStyle_5f_3" style:display-name="ConditionalStyle_3" style:family="table-cell" style:parent-style-name="Default">
      <style:table-cell-properties fo:background-color="#c0c0c0"/>
    </style:style>
    <style:style style:name="ConditionalStyle_5f_2" style:display-name="ConditionalStyle_2" style:family="table-cell" style:parent-style-name="Default">
      <style:table-cell-properties fo:background-color="#c0c0c0"/>
    </style:style>
    <style:style style:name="ConditionalStyle_5f_1" style:display-name="ConditionalStyle_1" style:family="table-cell" style:parent-style-name="Default">
      <style:table-cell-properties fo:background-color="#c0c0c0"/>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2">03/02/2018</text:date>, <text:time>19:07:49</text:time></text:p>
        </style:region-right>
      </style:header>
      <style:header-left style:display="false"/>
      <style:footer>
        <text:p>Página <text:page-number>1</text:page-number> / <text:page-count>99</text:page-count></text:p>
      </style:footer>
      <style:footer-left style:display="false"/>
    </style:master-page>
    <style:master-page style:name="PageStyle_5f_Releases" style:display-name="PageStyle_Releases" style:page-layout-name="Mpm3">
      <style:header style:display="false"/>
      <style:header-left style:display="false"/>
      <style:footer style:display="false"/>
      <style:footer-left style:display="false"/>
    </style:master-page>
    <style:master-page style:name="PageStyle_5f_Requirements" style:display-name="PageStyle_Requirements" style:page-layout-name="Mpm3">
      <style:header style:display="false"/>
      <style:header-left style:display="false"/>
      <style:footer style:display="false"/>
      <style:footer-left style:display="false"/>
    </style:master-page>
    <style:master-page style:name="PageStyle_5f_Test_20_Sets" style:display-name="PageStyle_Test Sets" style:page-layout-name="Mpm3">
      <style:header style:display="false"/>
      <style:header-left style:display="false"/>
      <style:footer style:display="false"/>
      <style:footer-left style:display="false"/>
    </style:master-page>
    <style:master-page style:name="PageStyle_5f_Test_20_Cases" style:display-name="PageStyle_Test Cases" style:page-layout-name="Mpm3">
      <style:header style:display="false"/>
      <style:header-left style:display="false"/>
      <style:footer style:display="false"/>
      <style:footer-left style:display="false"/>
    </style:master-page>
    <style:master-page style:name="PageStyle_5f_Test_20_Runs" style:display-name="PageStyle_Test Runs" style:page-layout-name="Mpm3">
      <style:header style:display="false"/>
      <style:header-left style:display="false"/>
      <style:footer style:display="false"/>
      <style:footer-left style:display="false"/>
    </style:master-page>
    <style:master-page style:name="PageStyle_5f_Incidents" style:display-name="PageStyle_Incidents" style:page-layout-name="Mpm3">
      <style:header style:display="false"/>
      <style:header-left style:display="false"/>
      <style:footer style:display="false"/>
      <style:footer-left style:display="false"/>
    </style:master-page>
    <style:master-page style:name="PageStyle_5f_Tasks" style:display-name="PageStyle_Tasks" style:page-layout-name="Mpm3">
      <style:header style:display="false"/>
      <style:header-left style:display="false"/>
      <style:footer style:display="false"/>
      <style:footer-left style:display="false"/>
    </style:master-page>
    <style:master-page style:name="PageStyle_5f_Custom_20_Values" style:display-name="PageStyle_Custom Values" style:page-layout-name="Mpm4">
      <style:header style:display="false"/>
      <style:header-left style:display="false"/>
      <style:footer style:display="false"/>
      <style:footer-left style:display="false"/>
    </style:master-page>
    <style:master-page style:name="PageStyle_5f_Lookups" style:display-name="PageStyle_Looku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2T17:48:35</dc:date>
    <meta:generator>OpenOffice/4.1.2$Unix OpenOffice.org_project/412m3$Build-9782</meta:generator>
    <meta:editing-duration>P1DT16H46M6S</meta:editing-duration>
    <meta:editing-cycles>154</meta:editing-cycles>
    <meta:document-statistic meta:table-count="1" meta:cell-count="611" meta:object-count="0"/>
  </office:meta>
</office:document-meta>
</file>